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7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has_5f_a_5f_conn">
      <style:graphic-properties/>
    </style:style>
    <style:style style:name="gr29" style:family="graphic" style:parent-style-name="Implements_5f_conn">
      <style:graphic-properties/>
    </style:style>
    <style:style style:name="gr30" style:family="graphic" style:parent-style-name="Extends_5f_conn">
      <style:graphic-properties/>
    </style:style>
    <style:style style:name="gr31" style:family="graphic" style:parent-style-name="Composes_5f_conn">
      <style:graphic-properties/>
    </style:style>
    <style:style style:name="gr32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3" style:family="graphic" style:parent-style-name="standard">
      <style:graphic-properties draw:stroke="none" draw:fill="none" fo:min-height="2.53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5" style:family="graphic" style:parent-style-name="OptionalDeco">
      <style:graphic-properties fo:min-height="0.55cm" fo:min-width="3.364cm"/>
      <style:paragraph-properties style:writing-mode="lr-tb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382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8" style:family="graphic" style:parent-style-name="InterfaceClass">
      <style:graphic-properties fo:min-height="0.578cm" fo:min-width="3.376cm"/>
      <style:paragraph-properties style:writing-mode="lr-tb"/>
    </style:style>
    <style:style style:name="gr39" style:family="graphic" style:parent-style-name="InterfaceClass">
      <style:graphic-properties fo:min-height="0.577cm" fo:min-width="3.376cm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44" style:family="graphic" style:parent-style-name="Implements_5f_conn">
      <style:graphic-properties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has_5f_a_5f_conn">
      <style:graphic-properties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DataClass">
      <style:graphic-properties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5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52" style:family="graphic" style:parent-style-name="standard">
      <style:graphic-properties svg:stroke-color="#3465a4" draw:textarea-vertical-align="middle"/>
    </style:style>
    <style:style style:name="gr53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1" style:family="graphic" style:parent-style-name="RequiredClass">
      <style:graphic-properties fo:min-height="0.55cm" fo:min-width="5.156cm"/>
      <style:paragraph-properties style:writing-mode="lr-tb"/>
    </style:style>
    <style:style style:name="gr62" style:family="graphic" style:parent-style-name="standard">
      <style:graphic-properties draw:textarea-vertical-align="middle"/>
    </style:style>
    <style:style style:name="gr63" style:family="graphic" style:parent-style-name="RequiredClass">
      <style:graphic-properties fo:min-height="0.55cm" fo:min-width="5.155cm"/>
      <style:paragraph-properties style:writing-mode="lr-tb"/>
    </style:style>
    <style:style style:name="gr64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6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6" style:family="graphic" style:parent-style-name="DataClass">
      <style:graphic-properties fo:min-height="0.578cm" fo:min-width="3.376cm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3.89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4" style:family="graphic" style:parent-style-name="DataClass">
      <style:graphic-properties draw:fill-color="#ffffff" fo:min-height="0.451cm" fo:min-width="2.741cm"/>
      <style:paragraph-properties style:writing-mode="lr-tb"/>
    </style:style>
    <style:style style:name="gr75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76" style:family="graphic" style:parent-style-name="twoheaded_5f_arrow">
      <style:graphic-properties draw:marker-start="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81" style:family="graphic" style:parent-style-name="standard">
      <style:graphic-properties draw:stroke="none" draw:fill="none" fo:min-height="3.153cm"/>
      <style:paragraph-properties style:writing-mode="lr-tb"/>
    </style:style>
    <style:style style:name="gr82" style:family="graphic" style:parent-style-name="OptionalDeco">
      <style:graphic-properties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6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OptionalDeco">
      <style:graphic-properties draw:textarea-vertical-align="top" fo:min-height="3.829cm" fo:min-width="26.236cm"/>
      <style:paragraph-properties style:writing-mode="lr-tb"/>
    </style:style>
    <style:style style:name="gr91" style:family="graphic" style:parent-style-name="standard">
      <style:graphic-properties draw:stroke="none" draw:fill="none" fo:min-height="3.053cm"/>
      <style:paragraph-properties style:writing-mode="lr-tb"/>
    </style:style>
    <style:style style:name="gr92" style:family="graphic" style:parent-style-name="OptionalDeco">
      <style:graphic-properties fo:min-height="0.55cm" fo:min-width="3.898cm"/>
      <style:paragraph-properties style:writing-mode="lr-tb"/>
    </style:style>
    <style:style style:name="gr93" style:family="graphic" style:parent-style-name="RequiredClass">
      <style:graphic-properties fo:min-height="0.55cm" fo:min-width="3.028cm"/>
      <style:paragraph-properties style:writing-mode="lr-tb"/>
    </style:style>
    <style:style style:name="gr94" style:family="graphic" style:parent-style-name="RequiredClass">
      <style:graphic-properties fo:min-height="0.55cm" fo:min-width="2.174cm"/>
      <style:paragraph-properties style:writing-mode="lr-tb"/>
    </style:style>
    <style:style style:name="gr95" style:family="graphic" style:parent-style-name="RequiredClass">
      <style:graphic-properties fo:min-height="0.55cm" fo:min-width="1.851cm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RequiredClass">
      <style:graphic-properties fo:min-height="0.55cm" fo:min-width="2.632cm"/>
      <style:paragraph-properties style:writing-mode="lr-tb"/>
    </style:style>
    <style:style style:name="gr100" style:family="graphic" style:parent-style-name="RequiredClass">
      <style:graphic-properties fo:min-height="0.55cm" fo:min-width="2.631cm"/>
      <style:paragraph-properties style:writing-mode="lr-tb"/>
    </style:style>
    <style:style style:name="gr101" style:family="graphic" style:parent-style-name="RequiredClass">
      <style:graphic-properties fo:min-height="0.55cm" fo:min-width="2.63cm"/>
      <style:paragraph-properties style:writing-mode="lr-tb"/>
    </style:style>
    <style:style style:name="gr102" style:family="graphic" style:parent-style-name="RequiredClass">
      <style:graphic-properties fo:min-height="0.55cm" fo:min-width="1.77cm"/>
      <style:paragraph-properties style:writing-mode="lr-tb"/>
    </style:style>
    <style:style style:name="gr103" style:family="graphic" style:parent-style-name="RequiredClass">
      <style:graphic-properties fo:min-height="0.55cm" fo:min-width="2.249cm"/>
      <style:paragraph-properties style:writing-mode="lr-tb"/>
    </style:style>
    <style:style style:name="gr104" style:family="graphic" style:parent-style-name="RequiredClass">
      <style:graphic-properties fo:min-height="0.55cm" fo:min-width="2.633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06" style:family="graphic" style:parent-style-name="standard">
      <style:graphic-properties draw:stroke="none" draw:fill="none" fo:min-height="3.073cm"/>
      <style:paragraph-properties style:writing-mode="lr-tb"/>
    </style:style>
    <style:style style:name="gr10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0" style:family="graphic" style:parent-style-name="OptionalDeco">
      <style:graphic-properties fo:min-height="0.55cm" fo:min-width="3.77cm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4" style:family="graphic" style:parent-style-name="OptionalDeco">
      <style:graphic-properties fo:min-height="0.55cm" fo:min-width="3.767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18" style:family="graphic" style:parent-style-name="standard">
      <style:graphic-properties draw:stroke="none" draw:fill="none" fo:min-height="2.12cm"/>
      <style:paragraph-properties style:writing-mode="lr-tb"/>
    </style:style>
    <style:style style:name="gr119" style:family="graphic" style:parent-style-name="OptionalDeco">
      <style:graphic-properties fo:min-height="0.55cm" fo:min-width="4.011cm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3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24" style:family="graphic" style:parent-style-name="OptionalDeco">
      <style:graphic-properties fo:min-height="0.55cm" fo:min-width="3.734cm"/>
      <style:paragraph-properties style:writing-mode="lr-tb"/>
    </style:style>
    <style:style style:name="gr125" style:family="graphic" style:parent-style-name="OptionalDeco">
      <style:graphic-properties fo:min-height="0.549cm" fo:min-width="3.693cm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130" style:family="graphic" style:parent-style-name="standard">
      <style:graphic-properties draw:stroke="none" draw:fill="none" fo:min-height="2.121cm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RequiredClass">
      <style:graphic-properties fo:min-height="0.55cm" fo:min-width="3.329cm"/>
      <style:paragraph-properties style:writing-mode="lr-tb"/>
    </style:style>
    <style:style style:name="gr135" style:family="graphic" style:parent-style-name="RequiredClass">
      <style:graphic-properties fo:min-height="0.55cm" fo:min-width="3.328cm"/>
      <style:paragraph-properties style:writing-mode="lr-tb"/>
    </style:style>
    <style:style style:name="gr136" style:family="graphic" style:parent-style-name="RequiredClass">
      <style:graphic-properties fo:min-height="0.55cm" fo:min-width="3.325cm"/>
      <style:paragraph-properties style:writing-mode="lr-tb"/>
    </style:style>
    <style:style style:name="gr137" style:family="graphic" style:parent-style-name="standard">
      <style:graphic-properties draw:stroke="none" draw:fill="none" fo:min-height="1.486cm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7" style:family="graphic" style:parent-style-name="standard">
      <style:graphic-properties draw:stroke="none" draw:fill="none" fo:min-height="5.911cm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9" style:family="graphic" style:parent-style-name="RequiredClass">
      <style:graphic-properties fo:min-height="0.549cm" fo:min-width="3.225cm"/>
      <style:paragraph-properties style:writing-mode="lr-tb"/>
    </style:style>
    <style:style style:name="gr150" style:family="graphic" style:parent-style-name="RequiredClass">
      <style:graphic-properties fo:min-height="0.55cm" fo:min-width="3.66cm"/>
      <style:paragraph-properties style:writing-mode="lr-tb"/>
    </style:style>
    <style:style style:name="gr151" style:family="graphic" style:parent-style-name="RequiredClass">
      <style:graphic-properties fo:min-height="0.55cm" fo:min-width="2.997cm"/>
      <style:paragraph-properties style:writing-mode="lr-tb"/>
    </style:style>
    <style:style style:name="gr152" style:family="graphic" style:parent-style-name="RequiredClass">
      <style:graphic-properties fo:min-height="0.55cm" fo:min-width="2.996cm"/>
      <style:paragraph-properties style:writing-mode="lr-tb"/>
    </style:style>
    <style:style style:name="gr153" style:family="graphic" style:parent-style-name="OptionalDeco">
      <style:graphic-properties fo:min-height="0.55cm" fo:min-width="3.694cm"/>
      <style:paragraph-properties style:writing-mode="lr-tb"/>
    </style:style>
    <style:style style:name="gr154" style:family="graphic" style:parent-style-name="OptionalDeco">
      <style:graphic-properties draw:fill-color="#ffffff"/>
      <style:paragraph-properties style:writing-mode="lr-tb"/>
    </style:style>
    <style:style style:name="gr155" style:family="graphic" style:parent-style-name="RequiredClass">
      <style:graphic-properties fo:min-height="0.55cm" fo:min-width="3.513cm"/>
      <style:paragraph-properties style:writing-mode="lr-tb"/>
    </style:style>
    <style:style style:name="gr156" style:family="graphic" style:parent-style-name="standard">
      <style:graphic-properties draw:stroke="none" draw:fill="none" fo:min-height="0.85cm"/>
      <style:paragraph-properties style:writing-mode="lr-tb"/>
    </style:style>
    <style:style style:name="gr157" style:family="graphic" style:parent-style-name="standard">
      <style:graphic-properties draw:stroke="none" draw:fill="none" fo:min-height="0.395cm"/>
      <style:paragraph-properties style:writing-mode="lr-tb"/>
    </style:style>
    <style:style style:name="gr158" style:family="graphic" style:parent-style-name="standard">
      <style:graphic-properties draw:stroke="none" draw:fill="none" fo:min-height="0.789cm"/>
      <style:paragraph-properties style:writing-mode="lr-tb"/>
    </style:style>
    <style:style style:name="gr159" style:family="graphic" style:parent-style-name="standard">
      <style:graphic-properties draw:stroke="none" draw:fill="none" fo:min-height="4.026cm"/>
      <style:paragraph-properties style:writing-mode="lr-tb"/>
    </style:style>
    <style:style style:name="gr160" style:family="graphic" style:parent-style-name="OptionalDeco">
      <style:graphic-properties fo:min-height="0.55cm" fo:min-width="3.852cm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4" style:family="graphic" style:parent-style-name="standard">
      <style:graphic-properties draw:textarea-vertical-align="middle"/>
      <style:paragraph-properties style:writing-mode="lr-tb"/>
    </style:style>
    <style:style style:name="gr165" style:family="graphic" style:parent-style-name="standard">
      <style:graphic-properties draw:stroke="none" draw:fill="none" fo:min-height="4.025cm"/>
      <style:paragraph-properties style:writing-mode="lr-tb"/>
    </style:style>
    <style:style style:name="gr166" style:family="graphic" style:parent-style-name="standard">
      <style:graphic-properties draw:stroke="none" draw:fill="none" fo:min-height="9.364cm"/>
      <style:paragraph-properties style:writing-mode="lr-tb"/>
    </style:style>
    <style:style style:name="gr1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OptionalDeco">
      <style:graphic-properties fo:min-height="5.784cm" fo:min-width="25.506cm" draw:shadow="hidden"/>
    </style:style>
    <style:style style:name="gr171" style:family="graphic" style:parent-style-name="OptionalDeco">
      <style:graphic-properties draw:textarea-vertical-align="top" fo:min-height="1.986cm" fo:min-width="25.468cm" draw:shadow="hidden"/>
      <style:paragraph-properties style:writing-mode="lr-tb"/>
    </style:style>
    <style:style style:name="gr172" style:family="graphic" style:parent-style-name="OptionalDeco">
      <style:graphic-properties draw:textarea-vertical-align="top" fo:min-height="1.809cm" fo:min-width="25.468cm" draw:shadow="hidden"/>
      <style:paragraph-properties style:writing-mode="lr-tb"/>
    </style:style>
    <style:style style:name="gr173" style:family="graphic" style:parent-style-name="OptionalDeco">
      <style:graphic-properties draw:textarea-vertical-align="top" fo:min-height="2.409cm" fo:min-width="25.468cm" draw:shadow="hidden"/>
      <style:paragraph-properties style:writing-mode="lr-tb"/>
    </style:style>
    <style:style style:name="gr174" style:family="graphic" style:parent-style-name="OptionalDeco">
      <style:graphic-properties draw:fill-color="#ffffff" fo:min-height="0.549cm" fo:min-width="3.461cm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fo:min-height="3.073cm"/>
      <style:paragraph-properties style:writing-mode="lr-tb"/>
    </style:style>
    <style:style style:name="gr176" style:family="graphic" style:parent-style-name="OptionalDeco">
      <style:graphic-properties fo:min-height="0.504cm" fo:min-width="3.224cm"/>
      <style:paragraph-properties style:writing-mode="lr-tb"/>
    </style:style>
    <style:style style:name="gr177" style:family="graphic" style:parent-style-name="standard">
      <style:graphic-properties draw:stroke="none" draw:fill="none" fo:min-height="7.881cm"/>
      <style:paragraph-properties style:writing-mode="lr-tb"/>
    </style:style>
    <style:style style:name="gr178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179" style:family="graphic" style:parent-style-name="OptionalDeco">
      <style:graphic-properties fo:min-height="0.55cm" fo:min-width="3.743cm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07cm" fo:min-width="0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190" style:family="graphic" style:parent-style-name="OptionalDeco">
      <style:graphic-properties draw:fill-color="#ffffff" fo:min-height="0.55cm" fo:min-width="4.328cm"/>
      <style:paragraph-properties style:writing-mode="lr-tb"/>
    </style:style>
    <style:style style:name="gr191" style:family="graphic" style:parent-style-name="OptionalDeco">
      <style:graphic-properties draw:fill-color="#ffffff" fo:min-height="0.55cm" fo:min-width="3.376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076cm" fo:margin-bottom="0cm"/>
    </style:style>
    <style:style style:name="P18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style:paragraph-properties style:writing-mode="lr-tb"/>
      <style:text-properties fo:font-size="12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dddddd"/>
      <style:paragraph-properties fo:text-align="center"/>
    </style:style>
    <style:style style:name="P28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0" style:family="paragraph">
      <style:paragraph-properties style:writing-mode="lr-tb"/>
      <style:text-properties fo:font-size="10pt" style:font-size-asian="10pt" style:font-size-complex="10pt"/>
    </style:style>
    <style:style style:name="P31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32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34" style:family="paragraph">
      <loext:graphic-properties draw:fill-color="#ffffff"/>
      <style:paragraph-properties style:writing-mode="lr-tb"/>
      <style:text-properties fo:font-size="10pt"/>
    </style:style>
    <style:style style:name="P35" style:family="paragraph">
      <style:paragraph-properties fo:text-align="start" style:writing-mode="lr-tb"/>
      <style:text-properties fo:font-size="10pt"/>
    </style:style>
    <style:style style:name="P36" style:family="paragraph">
      <style:text-properties fo:font-size="10pt"/>
    </style:style>
    <style:style style:name="P37" style:family="paragraph">
      <loext:graphic-properties draw:fill-color="#ffffff"/>
      <style:paragraph-properties style:writing-mode="lr-tb"/>
    </style:style>
    <style:style style:name="P38" style:family="paragraph">
      <style:paragraph-properties fo:text-align="center" style:writing-mode="lr-tb"/>
    </style:style>
    <style:style style:name="P39" style:family="paragraph">
      <loext:graphic-properties draw:fill="none"/>
      <style:paragraph-properties style:writing-mode="lr-tb"/>
      <style:text-properties fo:font-size="10pt"/>
    </style:style>
    <style:style style:name="P40" style:family="paragraph">
      <style:paragraph-properties fo:text-align="start" style:writing-mode="lr-tb"/>
    </style:style>
    <style:style style:name="P41" style:family="paragraph">
      <loext:graphic-properties draw:fill="none" draw:fill-color="#ffffff"/>
      <style:paragraph-properties style:writing-mode="lr-tb"/>
      <style:text-properties fo:font-size="10pt"/>
    </style:style>
    <style:style style:name="P42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43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4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text-position="33% 58%" fo:font-size="10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48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29cm" svg:y2="5.572cm" draw:start-shape="id5" draw:start-glue-point="4" draw:end-shape="id11" draw:end-glue-point="2" svg:d="M14333 6905v-666h-4v-667" svg:viewBox="0 0 5 1334">
          <text:p/>
        </draw:connector>
      </draw:page>
      <draw:page draw:name="page2" draw:style-name="dp1" draw:master-page-name="Default">
        <draw:custom-shape draw:style-name="gr26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8" draw:text-style-name="P13" draw:layer="layout" svg:x1="4.175cm" svg:y1="10.008cm" svg:x2="5.947cm" svg:y2="10.008cm">
          <text:p/>
        </draw:line>
        <draw:line draw:style-name="gr29" draw:layer="layout" svg:x1="4.175cm" svg:y1="10.443cm" svg:x2="5.947cm" svg:y2="10.443cm">
          <text:p/>
        </draw:line>
        <draw:line draw:style-name="gr30" draw:layer="layout" svg:x1="4.175cm" svg:y1="10.878cm" svg:x2="5.947cm" svg:y2="10.878cm">
          <text:p/>
        </draw:line>
        <draw:line draw:style-name="gr31" draw:layer="layout" svg:x1="4.209cm" svg:y1="11.395cm" svg:x2="5.981cm" svg:y2="11.395cm">
          <text:p/>
        </draw:line>
        <draw:line draw:style-name="gr32" draw:text-style-name="P9" draw:layer="layout" svg:x1="4.295cm" svg:y1="11.913cm" svg:x2="6.067cm" svg:y2="11.913cm">
          <text:p/>
        </draw:line>
        <draw:frame draw:style-name="gr33" draw:text-style-name="P18" draw:layer="layout" svg:width="2.827cm" svg:height="2.639cm" svg:x="6.445cm" svg:y="9.791cm">
          <draw:text-box>
            <text:p text:style-name="P17"><text:span text:style-name="T8">Has-a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4" draw:text-style-name="P11" draw:layer="layout" svg:width="7.938cm" svg:height="0.971cm" svg:x="9.255cm" svg:y="0.981cm">
          <draw:text-box>
            <text:p><text:span text:style-name="T6">Notation Convensions</text:span></text:p>
          </draw:text-box>
        </draw:frame>
        <draw:custom-shape draw:style-name="gr35" draw:text-style-name="P19" draw:layer="layout" svg:width="3.798cm" svg:height="0.734cm" svg:x="18.145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2" draw:layer="layout" svg:width="7.721cm" svg:height="3.484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 Calls down the deco chain maybe at any point in a deco’s processing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4" draw:text-style-name="P23" draw:layer="layout" svg:width="7.938cm" svg:height="0.971cm" svg:x="15.922cm" svg:y="4.474cm">
          <draw:text-box>
            <text:p><text:span text:style-name="T11">Deco Chain Convensions</text:span></text:p>
          </draw:text-box>
        </draw:frame>
        <draw:frame draw:style-name="gr37" draw:text-style-name="P23" draw:layer="layout" svg:width="8.573cm" svg:height="0.953cm" svg:x="2.587cm" svg:y="4.474cm">
          <draw:text-box>
            <text:p><text:span text:style-name="T11">Class Diagram Convensions</text:span></text:p>
          </draw:text-box>
        </draw:frame>
      </draw:page>
      <draw:page draw:name="page3" draw:style-name="dp1" draw:master-page-name="Default">
        <draw:custom-shape draw:style-name="gr24" draw:text-style-name="P13" xml:id="id16" draw:id="id16" draw:layer="layout" svg:width="3.81cm" svg:height="0.762cm" svg:x="6.22cm" svg:y="9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38" draw:text-style-name="P24" xml:id="id18" draw:id="id18" draw:layer="layout" svg:width="3.81cm" svg:height="0.762cm" svg:x="4.34cm" svg:y="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xml:id="id15" draw:id="id15" draw:layer="layout" svg:width="3.81cm" svg:height="0.762cm" svg:x="9.077cm" svg:y="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xml:id="id12" draw:id="id12" draw:layer="layout" svg:width="3.81cm" svg:height="0.761cm" svg:x="20.215cm" svg:y="4.9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xml:id="id17" draw:id="id17" draw:layer="layout" svg:width="3.81cm" svg:height="0.762cm" svg:x="1.517cm" svg:y="3.7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xml:id="id13" draw:id="id13" draw:layer="layout" svg:width="3.81cm" svg:height="0.762cm" svg:x="22.355cm" svg:y="9.3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</text:span></text:p>
          <draw:enhanced-geometry svg:viewBox="0 0 21600 21600" draw:type="rectangle" draw:enhanced-path="M 0 0 L 21600 0 21600 21600 0 21600 0 0 Z N"/>
        </draw:custom-shape>
        <draw:custom-shape draw:style-name="gr42" draw:text-style-name="P2" xml:id="id14" draw:id="id14" draw:layer="layout" svg:width="3.81cm" svg:height="0.762cm" svg:x="22.355cm" svg:y="7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 Carlo TS</text:span></text:p>
          <draw:enhanced-geometry svg:viewBox="0 0 21600 21600" draw:type="rectangle" draw:enhanced-path="M 0 0 L 21600 0 21600 21600 0 21600 0 0 Z N"/>
        </draw:custom-shape>
        <draw:frame draw:style-name="gr43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44" draw:text-style-name="P13" draw:layer="layout" svg:x1="20.977cm" svg:y1="5.752cm" svg:x2="22.355cm" svg:y2="9.753cm" draw:start-shape="id12" draw:start-glue-point="6" draw:end-shape="id13" draw:end-glue-point="3" svg:d="M20977 5752v4001h1378" svg:viewBox="0 0 1379 4002">
          <text:p><text:s text:c="5"/></text:p>
        </draw:connector>
        <draw:connector draw:style-name="gr29" draw:layer="layout" svg:x1="20.977cm" svg:y1="5.752cm" svg:x2="22.355cm" svg:y2="8.107cm" draw:start-shape="id12" draw:start-glue-point="6" draw:end-shape="id14" draw:end-glue-point="3" svg:d="M20977 5752v2355h1378" svg:viewBox="0 0 1379 2356">
          <text:p/>
        </draw:connector>
        <draw:connector draw:style-name="gr29" draw:layer="layout" draw:line-skew="-0.064cm" svg:x1="10.982cm" svg:y1="6.762cm" svg:x2="8.125cm" svg:y2="9.945cm" draw:start-shape="id15" draw:start-glue-point="2" draw:end-shape="id16" draw:end-glue-point="0" svg:d="M10982 6762v1528h-2857v1655" svg:viewBox="0 0 2858 3184">
          <text:p/>
        </draw:connector>
        <draw:connector draw:style-name="gr28" draw:layer="layout" svg:x1="5.327cm" svg:y1="4.356cm" svg:x2="6.245cm" svg:y2="6cm" draw:start-shape="id17" draw:start-glue-point="8" draw:end-shape="id18" draw:end-glue-point="0" svg:d="M5327 4356h918v1644" svg:viewBox="0 0 919 1645">
          <text:p/>
        </draw:connector>
        <draw:connector draw:style-name="gr29" draw:layer="layout" draw:line-skew="-0.118cm" svg:x1="6.245cm" svg:y1="6.762cm" svg:x2="8.125cm" svg:y2="9.945cm" draw:start-shape="id18" draw:start-glue-point="2" draw:end-shape="id16" draw:end-glue-point="0" svg:d="M6245 6762v1474h1880v1709" svg:viewBox="0 0 1881 3184">
          <text:p/>
        </draw:connector>
        <draw:custom-shape draw:style-name="gr39" draw:text-style-name="P24" xml:id="id19" draw:id="id19" draw:layer="layout" svg:width="3.81cm" svg:height="0.761cm" svg:x="14.5cm" svg:y="10.7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xml:id="id20" draw:id="id20" draw:layer="layout" svg:width="3.81cm" svg:height="0.762cm" svg:x="14.517cm" svg:y="13.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29" draw:layer="layout" svg:x1="16.405cm" svg:y1="11.468cm" svg:x2="16.422cm" svg:y2="13.12cm" draw:start-shape="id19" draw:start-glue-point="2" draw:end-shape="id20" draw:end-glue-point="0" svg:d="M16405 11468v826h17v826" svg:viewBox="0 0 18 1653">
          <text:p/>
        </draw:connector>
        <draw:connector draw:style-name="gr28" draw:layer="layout" svg:x1="14.5cm" svg:y1="10.834cm" svg:x2="12.887cm" svg:y2="6.634cm" draw:start-shape="id19" draw:start-glue-point="10" draw:end-shape="id15" draw:end-glue-point="8" svg:d="M14500 10834h-806v-4200h-807" svg:viewBox="0 0 1614 4201">
          <text:p/>
        </draw:connector>
        <draw:connector draw:style-name="gr28" draw:layer="layout" draw:line-skew="1.441cm" svg:x1="20.215cm" svg:y1="5.119cm" svg:x2="12.887cm" svg:y2="6.128cm" draw:start-shape="id12" draw:start-glue-point="10" draw:end-shape="id15" draw:end-glue-point="9" svg:d="M20215 5119h-2223v1009h-5105" svg:viewBox="0 0 7329 1010">
          <text:p/>
        </draw:connector>
        <draw:connector draw:style-name="gr46" draw:text-style-name="P13" draw:layer="layout" svg:x1="20.215cm" svg:y1="5.625cm" svg:x2="18.327cm" svg:y2="13.501cm" draw:start-shape="id12" draw:start-glue-point="11" draw:end-shape="id20" draw:end-glue-point="1" svg:d="M20215 5625h-944v7876h-944" svg:viewBox="0 0 1889 7877">
          <text:p><text:s/></text:p>
        </draw:connector>
        <draw:custom-shape draw:style-name="gr47" draw:text-style-name="P2" xml:id="id21" draw:id="id21" draw:layer="layout" svg:width="3.81cm" svg:height="0.762cm" svg:x="22.437cm" svg:y="10.8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</text:span></text:p>
          <draw:enhanced-geometry svg:viewBox="0 0 21600 21600" draw:type="rectangle" draw:enhanced-path="M 0 0 L 21600 0 21600 21600 0 21600 0 0 Z N"/>
        </draw:custom-shape>
        <draw:connector draw:style-name="gr29" draw:layer="layout" svg:x1="20.977cm" svg:y1="5.752cm" svg:x2="22.437cm" svg:y2="11.279cm" draw:start-shape="id12" draw:start-glue-point="6" draw:end-shape="id21" draw:end-glue-point="3" svg:d="M20977 5752v5527h1460" svg:viewBox="0 0 1461 5528">
          <text:p/>
        </draw:connector>
        <draw:connector draw:style-name="gr28" draw:layer="layout" svg:x1="5.327cm" svg:y1="3.85cm" svg:x2="16.405cm" svg:y2="10.707cm" draw:start-shape="id17" draw:start-glue-point="9" draw:end-shape="id19" draw:end-glue-point="0" svg:d="M5327 3850h11078v6857" svg:viewBox="0 0 11079 6858">
          <text:p/>
        </draw:connector>
        <draw:custom-shape draw:style-name="gr39" draw:text-style-name="P24" xml:id="id22" draw:id="id22" draw:layer="layout" svg:width="3.81cm" svg:height="0.761cm" svg:x="2.787cm" svg:y="14.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xml:id="id23" draw:id="id23" draw:layer="layout" svg:width="3.81cm" svg:height="0.762cm" svg:x="2.787cm" svg:y="15.7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29" draw:layer="layout" svg:x1="4.692cm" svg:y1="14.961cm" svg:x2="4.692cm" svg:y2="15.786cm" draw:start-shape="id22" draw:start-glue-point="2" draw:end-shape="id23" draw:end-glue-point="0" svg:d="M4692 14961v825" svg:viewBox="0 0 1 826">
          <text:p/>
        </draw:connector>
        <draw:frame draw:style-name="gr49" draw:text-style-name="P12" draw:layer="layout" svg:width="4.127cm" svg:height="2.647cm" svg:x="7.233cm" svg:y="15.47cm">
          <draw:text-box>
            <text:p><text:span text:style-name="T7">Game state is used any place a ‘copy’ of the game is needed. Typically, created before simulation and restored after.</text:span></text:p>
            <text:p><text:span text:style-name="T7"/></text:p>
            <text:p><text:span text:style-name="T7">Created and set via the state property of the Mancala class.</text:span></text:p>
            <text:p><text:span text:style-name="T7"/></text:p>
          </draw:text-box>
        </draw:frame>
        <draw:custom-shape draw:style-name="gr50" draw:text-style-name="P2" xml:id="id24" draw:id="id24" draw:layer="layout" svg:width="3.81cm" svg:height="0.762cm" svg:x="14.517cm" svg:y="16.4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3.882cm" svg:x2="16.422cm" svg:y2="16.448cm" draw:start-shape="id20" draw:start-glue-point="2" draw:end-shape="id24" draw:end-glue-point="0" svg:d="M16422 13882v2566" svg:viewBox="0 0 1 2567">
          <text:p/>
        </draw:connector>
        <draw:frame draw:style-name="gr51" draw:text-style-name="P12" draw:layer="layout" svg:width="4.127cm" svg:height="1.693cm" svg:x="18.663cm" svg:y="16.634cm">
          <draw:text-box>
            <text:p><text:span text:style-name="T7">GameInfo and AiPlayer use different instances of the RuleDict</text:span></text:p>
            <text:p><text:span text:style-name="T7"/></text:p>
          </draw:text-box>
        </draw:frame>
      </draw:page>
      <draw:page draw:name="page4" draw:style-name="dp1" draw:master-page-name="Default">
        <draw:custom-shape draw:style-name="gr24" draw:text-style-name="P13" xml:id="id26" draw:id="id26" draw:layer="layout" svg:width="5.589cm" svg:height="0.734cm" svg:x="1.3cm" svg:y="13.9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7" draw:id="id27" draw:layer="layout" svg:width="5.59cm" svg:height="0.734cm" svg:x="7.737cm" svg:y="13.9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svg:x1="14.346cm" svg:y1="11.536cm" svg:x2="4.094cm" svg:y2="13.918cm" draw:start-shape="id25" draw:start-glue-point="8" draw:end-shape="id26" draw:end-glue-point="0" svg:d="M14346 11536v1183h-10252v1199" svg:viewBox="0 0 10253 2383">
          <text:p/>
        </draw:connector>
        <draw:connector draw:style-name="gr52" draw:text-style-name="P4" draw:layer="layout" svg:x1="14.346cm" svg:y1="11.536cm" svg:x2="10.532cm" svg:y2="13.918cm" draw:start-shape="id25" draw:start-glue-point="8" draw:end-shape="id27" draw:end-glue-point="0" svg:d="M14346 11536v1183h-3814v1199" svg:viewBox="0 0 3815 2383">
          <text:p/>
        </draw:connector>
        <draw:custom-shape draw:style-name="gr24" draw:text-style-name="P13" xml:id="id28" draw:id="id28" draw:layer="layout" svg:width="5.586cm" svg:height="0.734cm" svg:x="14.247cm" svg:y="13.9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svg:x1="14.346cm" svg:y1="11.536cm" svg:x2="17.04cm" svg:y2="13.918cm" draw:start-shape="id25" draw:start-glue-point="8" draw:end-shape="id28" draw:end-glue-point="0" svg:d="M14346 11536v1183h2694v1199" svg:viewBox="0 0 2695 2383">
          <text:p/>
        </draw:connector>
        <draw:custom-shape draw:style-name="gr53" draw:text-style-name="P4" xml:id="id25" draw:id="id25" draw:layer="layout" svg:width="0.317cm" svg:height="0.318cm" svg:x="14.187cm" svg:y="11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6" draw:layer="layout" svg:width="4.423cm" svg:height="0.734cm" svg:x="1.73cm" svg:y="5.7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55" draw:text-style-name="P26" draw:layer="layout" svg:width="4.423cm" svg:height="0.734cm" svg:x="7.821cm" svg:y="4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ameTally</text:span></text:p>
          <draw:enhanced-geometry svg:viewBox="0 0 21600 21600" draw:type="rectangle" draw:enhanced-path="M 0 0 L 21600 0 21600 21600 0 21600 0 0 Z N"/>
        </draw:custom-shape>
        <draw:custom-shape draw:style-name="gr56" draw:text-style-name="P26" draw:layer="layout" svg:width="4.423cm" svg:height="0.734cm" svg:x="7.821cm" svg:y="7.0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57" draw:text-style-name="P26" xml:id="id33" draw:id="id33" draw:layer="layout" svg:width="4.423cm" svg:height="0.734cm" svg:x="14.335cm" svg:y="6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58" draw:text-style-name="P26" draw:layer="layout" svg:width="4.423cm" svg:height="0.734cm" svg:x="14.335cm" svg:y="8.2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6" xml:id="id34" draw:id="id34" draw:layer="layout" svg:width="4.423cm" svg:height="0.734cm" svg:x="20.685cm" svg:y="6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60" draw:text-style-name="P26" xml:id="id35" draw:id="id35" draw:layer="layout" svg:width="4.423cm" svg:height="0.734cm" svg:x="20.685cm" svg:y="8.2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61" draw:text-style-name="P13" xml:id="id29" draw:id="id29" draw:layer="layout" svg:width="5.59cm" svg:height="0.734cm" svg:x="20.9cm" svg:y="13.9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14.346cm" svg:y1="11.536cm" svg:x2="23.695cm" svg:y2="13.918cm" draw:start-shape="id25" draw:start-glue-point="8" draw:end-shape="id29" draw:end-glue-point="0" svg:d="M14346 11536v1183h9349v1199" svg:viewBox="0 0 9350 2383">
          <text:p/>
        </draw:connector>
        <draw:custom-shape draw:style-name="gr63" draw:text-style-name="P13" xml:id="id31" draw:id="id31" draw:layer="layout" svg:width="5.589cm" svg:height="0.734cm" svg:x="8.237cm" svg:y="18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61" draw:text-style-name="P13" xml:id="id32" draw:id="id32" draw:layer="layout" svg:width="5.59cm" svg:height="0.734cm" svg:x="14.674cm" svg:y="18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ustom-shape draw:style-name="gr53" draw:text-style-name="P4" xml:id="id30" draw:id="id30" draw:layer="layout" svg:width="0.317cm" svg:height="0.318cm" svg:x="14.124cm" svg:y="16.98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4" draw:layer="layout" svg:x1="14.283cm" svg:y1="17.299cm" svg:x2="11.031cm" svg:y2="18.681cm" draw:start-shape="id30" draw:start-glue-point="8" draw:end-shape="id31" draw:end-glue-point="0" svg:d="M14283 17299v683h-3252v699" svg:viewBox="0 0 3253 1383">
          <text:p/>
        </draw:connector>
        <draw:connector draw:style-name="gr62" draw:text-style-name="P4" draw:layer="layout" svg:x1="14.283cm" svg:y1="17.299cm" svg:x2="17.469cm" svg:y2="18.681cm" draw:start-shape="id30" draw:start-glue-point="8" draw:end-shape="id32" draw:end-glue-point="0" svg:d="M14283 17299v683h3186v699" svg:viewBox="0 0 3187 1383">
          <text:p/>
        </draw:connector>
        <draw:connector draw:style-name="gr28" draw:layer="layout" svg:x1="6.08cm" svg:y1="6.13cm" svg:x2="7.748cm" svg:y2="4.859cm" svg:d="M6080 6130h834v-1271h834" svg:viewBox="0 0 1669 1272">
          <text:p/>
        </draw:connector>
        <draw:connector draw:style-name="gr28" draw:layer="layout" svg:x1="6.08cm" svg:y1="6.13cm" svg:x2="7.748cm" svg:y2="7.399cm" svg:d="M6080 6130h834v1269h834" svg:viewBox="0 0 1669 1270">
          <text:p/>
        </draw:connector>
        <draw:connector draw:style-name="gr28" draw:layer="layout" svg:x1="12.171cm" svg:y1="7.399cm" svg:x2="14.262cm" svg:y2="6.6cm" svg:d="M12171 7399h1046v-799h1045" svg:viewBox="0 0 2092 800">
          <text:p/>
        </draw:connector>
        <draw:connector draw:style-name="gr28" draw:layer="layout" svg:x1="12.171cm" svg:y1="7.399cm" svg:x2="14.262cm" svg:y2="8.604cm" svg:d="M12171 7399h1046v1205h1045" svg:viewBox="0 0 2092 1206">
          <text:p/>
        </draw:connector>
        <draw:connector draw:style-name="gr28" draw:layer="layout" svg:x1="18.758cm" svg:y1="6.579cm" svg:x2="20.685cm" svg:y2="6.579cm" draw:start-shape="id33" draw:start-glue-point="1" draw:end-shape="id34" draw:end-glue-point="3" svg:d="M18758 6579h1927" svg:viewBox="0 0 1928 1">
          <text:p/>
        </draw:connector>
        <draw:connector draw:style-name="gr28" draw:layer="layout" svg:x1="18.685cm" svg:y1="8.604cm" svg:x2="20.685cm" svg:y2="8.583cm" draw:end-shape="id35" draw:end-glue-point="3" svg:d="M18685 8604h741v-21h1259" svg:viewBox="0 0 2001 22">
          <text:p/>
        </draw:connector>
        <draw:frame draw:style-name="gr43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</draw:page>
      <draw:page draw:name="page5" draw:style-name="dp1" draw:master-page-name="Default">
        <draw:custom-shape draw:style-name="gr64" draw:text-style-name="P27" xml:id="id39" draw:id="id39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" xml:id="id37" draw:id="id37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xml:id="id43" draw:id="id43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66" draw:text-style-name="P24" xml:id="id41" draw:id="id41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GameConstants</text:span></text:p>
          <draw:enhanced-geometry svg:viewBox="0 0 21600 21600" draw:type="rectangle" draw:enhanced-path="M 0 0 L 21600 0 21600 21600 0 21600 0 0 Z N"/>
        </draw:custom-shape>
        <draw:custom-shape draw:style-name="gr66" draw:text-style-name="P24" xml:id="id42" draw:id="id42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67" draw:text-style-name="P2" xml:id="id38" draw:id="id38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68" draw:text-style-name="P28" xml:id="id46" draw:id="id46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69" draw:text-style-name="P2" xml:id="id45" draw:id="id45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xml:id="id36" draw:id="id36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24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66" draw:text-style-name="P24" xml:id="id40" draw:id="id40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70" draw:text-style-name="P11" draw:layer="layout" svg:width="8.89cm" svg:height="1.27cm" svg:x="10.525cm" svg:y="1cm">
          <draw:text-box>
            <text:p><text:span text:style-name="T6">Mancala Classes</text:span></text:p>
          </draw:text-box>
        </draw:frame>
        <draw:frame draw:style-name="gr71" draw:text-style-name="P12" draw:layer="layout" svg:width="3.999cm" svg:height="0.87cm" svg:x="19.367cm" svg:y="13.065cm">
          <draw:text-box>
            <text:p><text:span text:style-name="T7">Two EndMoveIf: ender &amp; quiter</text:span></text:p>
            <text:p><text:span text:style-name="T7">One each of others</text:span></text:p>
          </draw:text-box>
        </draw:frame>
        <draw:connector draw:style-name="gr29" draw:layer="layout" draw:line-skew="-0.808cm" svg:x1="11.477cm" svg:y1="5.127cm" svg:x2="8.858cm" svg:y2="7.793cm" draw:start-shape="id36" draw:start-glue-point="2" draw:end-shape="id37" draw:end-glue-point="0" svg:d="M11477 5127v525h-2619v2141" svg:viewBox="0 0 2620 2667">
          <text:p/>
        </draw:connector>
        <draw:connector draw:style-name="gr31" draw:layer="layout" svg:x1="10.001cm" svg:y1="8.555cm" svg:x2="16.994cm" svg:y2="11.807cm" draw:start-shape="id37" draw:start-glue-point="7" draw:end-shape="id38" draw:end-glue-point="3" svg:d="M10001 8555v3252h6993" svg:viewBox="0 0 6994 3253">
          <text:p/>
        </draw:connector>
        <draw:connector draw:style-name="gr31" draw:layer="layout" svg:x1="18.899cm" svg:y1="12.188cm" svg:x2="18.899cm" svg:y2="13.935cm" draw:start-shape="id38" draw:start-glue-point="2" draw:end-shape="id39" draw:end-glue-point="0" svg:d="M18899 12188v1747" svg:viewBox="0 0 1 1748">
          <text:p/>
        </draw:connector>
        <draw:connector draw:style-name="gr28" draw:layer="layout" svg:x1="6.953cm" svg:y1="8.174cm" svg:x2="4.257cm" svg:y2="6.777cm" draw:start-shape="id37" draw:start-glue-point="3" draw:end-shape="id40" draw:end-glue-point="2" svg:d="M6953 8174h-2696v-1397" svg:viewBox="0 0 2697 1398">
          <text:p/>
        </draw:connector>
        <draw:connector draw:style-name="gr28" draw:layer="layout" draw:line-skew="-0.635cm" svg:x1="10.763cm" svg:y1="8.174cm" svg:x2="14.765cm" svg:y2="7.307cm" draw:start-shape="id37" draw:start-glue-point="1" draw:end-shape="id41" draw:end-glue-point="3" svg:d="M10763 8174h1366v-867h2636" svg:viewBox="0 0 4003 868">
          <text:p/>
        </draw:connector>
        <draw:connector draw:style-name="gr28" draw:layer="layout" draw:line-skew="-0.657cm" svg:x1="10.763cm" svg:y1="8.174cm" svg:x2="14.8cm" svg:y2="8.774cm" draw:start-shape="id37" draw:start-glue-point="1" draw:end-shape="id42" draw:end-glue-point="3" svg:d="M10763 8174h1362v600h2675" svg:viewBox="0 0 4038 601">
          <text:p/>
        </draw:connector>
        <draw:frame draw:style-name="gr72" draw:text-style-name="P29" draw:layer="layout" svg:width="1.141cm" svg:height="0.577cm" svg:x="4.322cm" svg:y="7.667cm">
          <draw:text-box>
            <text:p><text:span text:style-name="T13">many</text:span></text:p>
          </draw:text-box>
        </draw:frame>
        <draw:frame draw:style-name="gr73" draw:text-style-name="P12" draw:layer="layout" svg:width="2.222cm" svg:height="0.814cm" svg:x="9.89cm" svg:y="14.156cm">
          <draw:text-box>
            <text:p><text:span text:style-name="T7">Full access to game instance</text:span></text:p>
          </draw:text-box>
        </draw:frame>
        <draw:connector draw:style-name="gr29" draw:layer="layout" draw:line-skew="-0.808cm" svg:x1="6.992cm" svg:y1="5.127cm" svg:x2="8.858cm" svg:y2="7.793cm" draw:start-shape="id43" draw:start-glue-point="2" draw:end-shape="id37" draw:end-glue-point="0" svg:d="M6992 5127v525h1866v2141" svg:viewBox="0 0 1867 2667">
          <text:p/>
        </draw:connector>
        <draw:custom-shape draw:style-name="gr74" draw:text-style-name="P31" xml:id="id44" draw:id="id44" draw:layer="layout" svg:width="3.175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8">GameConstError</text:span></text:p>
          <draw:enhanced-geometry svg:viewBox="0 0 21600 21600" draw:type="rectangle" draw:enhanced-path="M 0 0 L 21600 0 21600 21600 0 21600 0 0 Z N"/>
        </draw:custom-shape>
        <draw:custom-shape draw:style-name="gr75" draw:text-style-name="P31" xml:id="id47" draw:id="id47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41" draw:end-shape="id44" svg:d="M18575 7307h1305" svg:viewBox="0 0 1306 1">
          <text:p/>
        </draw:connector>
        <draw:custom-shape draw:style-name="gr38" draw:text-style-name="P24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28" draw:layer="layout" draw:line-skew="-1.722cm" svg:x1="7.715cm" svg:y1="8.555cm" svg:x2="3.222cm" svg:y2="16.044cm" draw:start-shape="id37" draw:start-glue-point="6" draw:end-shape="id45" draw:end-glue-point="0" svg:d="M7715 8555v2023h-4493v5466" svg:viewBox="0 0 4494 7490">
          <text:p/>
        </draw:connector>
        <draw:connector draw:style-name="gr28" draw:layer="layout" svg:x1="3.222cm" svg:y1="16.806cm" svg:x2="3.222cm" svg:y2="18.266cm" draw:start-shape="id45" draw:start-glue-point="2" draw:end-shape="id46" draw:end-glue-point="0" svg:d="M3222 16806v1460" svg:viewBox="0 0 1 1461">
          <text:p/>
        </draw:connector>
        <draw:frame draw:style-name="gr72" draw:text-style-name="P29" draw:layer="layout" svg:width="1.141cm" svg:height="0.577cm" svg:x="3.54cm" svg:y="17.054cm">
          <draw:text-box>
            <text:p><text:span text:style-name="T13">many</text:span></text:p>
          </draw:text-box>
        </draw:frame>
        <draw:connector draw:style-name="gr76" draw:layer="layout" draw:line-skew="-1.387cm" svg:x1="15.562cm" svg:y1="9.155cm" svg:x2="4.365cm" svg:y2="16.044cm" draw:start-shape="id42" draw:start-glue-point="6" draw:end-shape="id45" draw:end-glue-point="4" svg:d="M15562 9155v2058h-11197v4831" svg:viewBox="0 0 11198 6890">
          <text:p/>
        </draw:connector>
        <draw:frame draw:style-name="gr77" draw:text-style-name="P12" draw:layer="layout" svg:width="4.127cm" svg:height="2.011cm" svg:x="5.762cm" svg:y="15.922cm">
          <draw:text-box>
            <text:p><text:span text:style-name="T7">GameInfo RuleDicts are Mancala class scope variables, so they can be used to test GameInfo before the game class is instantiated.</text:span></text:p>
            <text:p><text:span text:style-name="T7"/></text:p>
          </draw:text-box>
        </draw:frame>
        <draw:custom-shape draw:style-name="gr38" draw:text-style-name="P24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8" draw:text-style-name="P2" xml:id="id48" draw:id="id48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42" draw:start-glue-point="1" draw:end-shape="id47" draw:end-glue-point="3" svg:d="M18610 8774h1270" svg:viewBox="0 0 1271 1">
          <text:p/>
        </draw:connector>
        <draw:custom-shape draw:style-name="gr79" draw:text-style-name="P2" xml:id="id49" draw:id="id49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48" draw:start-glue-point="2" draw:end-shape="id40" draw:end-glue-point="0" svg:d="M4257 3187v2828" svg:viewBox="0 0 1 2829">
          <text:p/>
        </draw:connector>
        <draw:connector draw:style-name="gr28" draw:layer="layout" svg:x1="8.858cm" svg:y1="8.555cm" svg:x2="10.525cm" svg:y2="12.684cm" draw:start-shape="id37" draw:start-glue-point="2" draw:end-shape="id49" draw:end-glue-point="3" svg:d="M8858 8555v4129h1667" svg:viewBox="0 0 1668 4130">
          <text:p/>
        </draw:connector>
        <draw:connector draw:style-name="gr28" draw:layer="layout" svg:x1="6.162cm" svg:y1="2.806cm" svg:x2="6.992cm" svg:y2="4.365cm" draw:start-shape="id48" draw:start-glue-point="1" draw:end-shape="id43" draw:end-glue-point="0" svg:d="M6162 2806h830v1559" svg:viewBox="0 0 831 1560">
          <text:p/>
        </draw:connector>
      </draw:page>
      <draw:page draw:name="page6" draw:style-name="dp1" draw:master-page-name="Default">
        <draw:frame draw:style-name="gr80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8.147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13">Game Op/Step</text:span></text:p>
              </table:table-cell>
              <table:table-cell>
                <text:p><text:span text:style-name="T13">Primary Decorator</text:span></text:p>
              </table:table-cell>
              <table:table-cell>
                <text:p><text:span text:style-name="T13">Other Classes &amp; Decorators Used</text:span></text:p>
              </table:table-cell>
              <table:table-cell>
                <text:p><text:span text:style-name="T13">Description</text:span></text:p>
              </table:table-cell>
            </table:table-row>
            <table:table-row table:style-name="ro2" table:default-cell-style-name="gray1">
              <table:table-cell>
                <text:p><text:span text:style-name="T13">New Game</text:span></text:p>
              </table:table-cell>
              <table:table-cell>
                <text:p><text:span text:style-name="T13">new_game</text:span></text:p>
              </table:table-cell>
              <table:table-cell>
                <text:p><text:span text:style-name="T13">StartPattern, inhibitor</text:span></text:p>
              </table:table-cell>
              <table:table-cell>
                <text:p><text:span text:style-name="T13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13">Determine Drawable Holes</text:span></text:p>
              </table:table-cell>
              <table:table-cell>
                <text:p><text:span text:style-name="T13">allow</text:span></text:p>
              </table:table-cell>
              <table:table-cell/>
              <table:table-cell>
                <text:p><text:span text:style-name="T13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13">Collect Moves</text:span></text:p>
              </table:table-cell>
              <table:table-cell>
                <text:p><text:span text:style-name="T13">get_moves</text:span></text:p>
              </table:table-cell>
              <table:table-cell/>
              <table:table-cell>
                <text:p><text:span text:style-name="T13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13">Draw seeds to start a move</text:span></text:p>
              </table:table-cell>
              <table:table-cell>
                <text:p><text:span text:style-name="T13">drawer</text:span></text:p>
              </table:table-cell>
              <table:table-cell/>
              <table:table-cell>
                <text:p><text:span text:style-name="T13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13">Determine sow direction</text:span></text:p>
              </table:table-cell>
              <table:table-cell>
                <text:p><text:span text:style-name="T13">get_direction</text:span></text:p>
              </table:table-cell>
              <table:table-cell/>
              <table:table-cell>
                <text:p><text:span text:style-name="T13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13">Sow</text:span></text:p>
              </table:table-cell>
              <table:table-cell>
                <text:p><text:span text:style-name="T13">sower</text:span></text:p>
              </table:table-cell>
              <table:table-cell>
                <text:p><text:span text:style-name="T13">incr, make_child, inhibitor</text:span></text:p>
              </table:table-cell>
              <table:table-cell>
                <text:p><text:span text:style-name="T13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13">Capture seeds</text:span></text:p>
              </table:table-cell>
              <table:table-cell>
                <text:p><text:span text:style-name="T13">capturer &amp; capt_ok</text:span></text:p>
              </table:table-cell>
              <table:table-cell>
                <text:p><text:span text:style-name="T13">incr, make_child, inhibitor</text:span></text:p>
              </table:table-cell>
              <table:table-cell>
                <text:p><text:span text:style-name="T13">Perform any captures.</text:span></text:p>
              </table:table-cell>
            </table:table-row>
            <table:table-row table:style-name="ro7" table:default-cell-style-name="gray1">
              <table:table-cell>
                <text:p><text:span text:style-name="T13">Evaluate end of game</text:span></text:p>
              </table:table-cell>
              <table:table-cell>
                <text:p><text:span text:style-name="T13">ender</text:span></text:p>
              </table:table-cell>
              <table:table-cell/>
              <table:table-cell>
                <text:p><text:span text:style-name="T13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13">Logging</text:span></text:p>
              </table:table-cell>
              <table:table-cell>
                <text:p><text:span text:style-name="T13">get_string</text:span></text:p>
              </table:table-cell>
              <table:table-cell/>
              <table:table-cell>
                <text:p><text:span text:style-name="T13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13">Force end of game</text:span></text:p>
              </table:table-cell>
              <table:table-cell>
                <text:p><text:span text:style-name="T13">quitter</text:span></text:p>
              </table:table-cell>
              <table:table-cell/>
              <table:table-cell>
                <text:p><text:span text:style-name="T13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7" draw:style-name="dp1" draw:master-page-name="Default">
        <draw:frame draw:style-name="gr81" draw:text-style-name="P32" draw:layer="layout" svg:width="3.493cm" svg:height="3.255cm" svg:x="6.397cm" svg:y="13.149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round_starter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28" draw:layer="layout" svg:x1="23.207cm" svg:y1="7.717cm" svg:x2="24.288cm" svg:y2="9.89cm" draw:start-shape="id50" draw:start-glue-point="1" draw:end-shape="id51" draw:end-glue-point="0" svg:d="M23207 7717h1081v2173" svg:viewBox="0 0 1082 2174">
          <text:p/>
        </draw:connector>
        <draw:custom-shape draw:style-name="gr82" draw:text-style-name="P13" xml:id="id50" draw:id="id50" draw:layer="layout" svg:width="4.747cm" svg:height="0.734cm" svg:x="18.46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82" draw:text-style-name="P13" xml:id="id55" draw:id="id55" draw:layer="layout" svg:width="4.203cm" svg:height="0.734cm" svg:x="3.57cm" svg:y="7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82" draw:text-style-name="P13" xml:id="id56" draw:id="id56" draw:layer="layout" svg:width="4.204cm" svg:height="0.734cm" svg:x="8.411cm" svg:y="7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7.478cm" svg:height="0.774cm" svg:x="14.477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84" draw:text-style-name="P26" xml:id="id52" draw:id="id52" draw:layer="layout" svg:width="4.332cm" svg:height="0.734cm" svg:x="16.05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85" draw:text-style-name="P26" xml:id="id53" draw:id="id53" draw:layer="layout" svg:width="7.478cm" svg:height="0.734cm" svg:x="14.477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8.216cm" svg:y1="15.069cm" svg:x2="18.216cm" svg:y2="16.023cm" draw:start-shape="id52" draw:start-glue-point="2" draw:end-shape="id53" draw:end-glue-point="0" svg:d="M18216 15069v954" svg:viewBox="0 0 1 955">
          <text:p/>
        </draw:connector>
        <draw:connector draw:style-name="gr52" draw:text-style-name="P4" draw:layer="layout" svg:x1="13.016cm" svg:y1="5.029cm" svg:x2="20.833cm" svg:y2="7.35cm" draw:start-shape="id54" draw:start-glue-point="8" draw:end-shape="id50" draw:end-glue-point="0" svg:d="M13016 5029v1153h7817v1168" svg:viewBox="0 0 7818 2322">
          <text:p/>
        </draw:connector>
        <draw:connector draw:style-name="gr52" draw:text-style-name="P4" draw:layer="layout" svg:x1="13.016cm" svg:y1="5.029cm" svg:x2="5.671cm" svg:y2="7.411cm" draw:start-shape="id54" draw:start-glue-point="8" draw:end-shape="id55" draw:end-glue-point="0" svg:d="M13016 5029v1183h-7345v1199" svg:viewBox="0 0 7346 2383">
          <text:p/>
        </draw:connector>
        <draw:connector draw:style-name="gr52" draw:text-style-name="P4" draw:layer="layout" svg:x1="13.016cm" svg:y1="5.029cm" svg:x2="10.513cm" svg:y2="7.411cm" draw:start-shape="id54" draw:start-glue-point="8" draw:end-shape="id56" draw:end-glue-point="0" svg:d="M13016 5029v1183h-2503v1199" svg:viewBox="0 0 2504 2383">
          <text:p/>
        </draw:connector>
        <draw:custom-shape draw:style-name="gr82" draw:text-style-name="P13" xml:id="id57" draw:id="id57" draw:layer="layout" svg:width="4.201cm" svg:height="0.734cm" svg:x="13.306cm" svg:y="7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svg:x1="13.016cm" svg:y1="5.029cm" svg:x2="15.406cm" svg:y2="7.411cm" draw:start-shape="id54" draw:start-glue-point="8" draw:end-shape="id57" draw:end-glue-point="0" svg:d="M13016 5029v1183h2390v1199" svg:viewBox="0 0 2391 2383">
          <text:p/>
        </draw:connector>
        <draw:custom-shape draw:style-name="gr53" draw:text-style-name="P4" xml:id="id54" draw:id="id54" draw:layer="layout" svg:width="0.317cm" svg:height="0.318cm" svg:x="12.857cm" svg:y="4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3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86" draw:text-style-name="P34" xml:id="id58" draw:id="id58" draw:layer="layout" svg:width="4.204cm" svg:height="0.734cm" svg:x="10.734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20.833cm" svg:y1="8.084cm" svg:x2="12.836cm" svg:y2="9.791cm" draw:start-shape="id50" draw:start-glue-point="2" draw:end-shape="id58" draw:end-glue-point="0" svg:d="M20833 8084v854h-7997v853" svg:viewBox="0 0 7998 1708">
          <text:p/>
        </draw:connector>
        <draw:connector draw:style-name="gr62" draw:text-style-name="P4" draw:layer="layout" svg:x1="5.671cm" svg:y1="8.145cm" svg:x2="12.836cm" svg:y2="9.791cm" draw:start-shape="id55" draw:start-glue-point="2" draw:end-shape="id58" draw:end-glue-point="0" svg:d="M5671 8145v823h7165v823" svg:viewBox="0 0 7166 1647">
          <text:p/>
        </draw:connector>
        <draw:connector draw:style-name="gr62" draw:text-style-name="P4" draw:layer="layout" svg:x1="10.513cm" svg:y1="8.145cm" svg:x2="12.836cm" svg:y2="9.791cm" draw:start-shape="id56" draw:start-glue-point="2" draw:end-shape="id58" draw:end-glue-point="0" svg:d="M10513 8145v823h2323v823" svg:viewBox="0 0 2324 1647">
          <text:p/>
        </draw:connector>
        <draw:connector draw:style-name="gr62" draw:text-style-name="P4" draw:layer="layout" svg:x1="15.406cm" svg:y1="8.145cm" svg:x2="12.836cm" svg:y2="9.791cm" draw:start-shape="id57" draw:start-glue-point="2" draw:end-shape="id58" draw:end-glue-point="0" svg:d="M15406 8145v823h-2570v823" svg:viewBox="0 0 2571 1647">
          <text:p/>
        </draw:connector>
        <draw:frame draw:style-name="gr87" draw:text-style-name="P22" draw:layer="layout" svg:width="4.127cm" svg:height="4.043cm" svg:x="1.635cm" svg:y="13.149cm">
          <draw:text-box>
            <text:p text:style-name="P20"><text:span text:style-name="T8">State <text:s/>variables change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88" draw:text-style-name="P26" draw:layer="layout" svg:width="5.303cm" svg:height="1.509cm" svg:x="21.637cm" svg:y="10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ize_ok(holes)</text:span></text:p>
          <text:p text:style-name="P25"><text:span text:style-name="T12">nbr_seeds(holes, nbr_start)</text:span></text:p>
          <text:p text:style-name="P25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89" draw:text-style-name="P26" xml:id="id51" draw:id="id51" draw:layer="layout" svg:width="5.303cm" svg:height="0.734cm" svg:x="21.637cm" svg:y="9.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tartPatternIf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90" draw:text-style-name="P35" xml:id="id69" draw:id="id69" draw:layer="layout" svg:width="26.67cm" svg:height="4.013cm" svg:x="0.524cm" svg:y="9.287cm">
          <text:p text:style-name="P35"><text:span text:style-name="T9">Allow Rule</text:span></text:p>
          <draw:enhanced-geometry svg:viewBox="0 0 21600 21600" draw:type="rectangle" draw:enhanced-path="M 0 0 L 21600 0 21600 21600 0 21600 0 0 Z N"/>
        </draw:custom-shape>
        <draw:frame draw:style-name="gr87" draw:text-style-name="P22" draw:layer="layout" svg:width="3.493cm" svg:height="4.043cm" svg:x="1.26cm" svg:y="16.55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mcount</text:span></text:p>
            <text:p text:style-name="P20"><text:span text:style-name="T8"/></text:p>
            <text:p text:style-name="P20"><text:span text:style-name="T8"><text:tab/></text:span><text:span text:style-name="T8"><text:tab/></text:span></text:p>
          </draw:text-box>
        </draw:frame>
        <draw:frame draw:style-name="gr34" draw:text-style-name="P33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91" draw:text-style-name="P32" draw:layer="layout" svg:width="3.232cm" svg:height="3.155cm" svg:x="5.388cm" svg:y="16.557cm">
          <draw:text-box>
            <text:p text:style-name="P20"><text:span text:style-name="T8">Parameters: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grandslam</text:span></text:p>
          </draw:text-box>
        </draw:frame>
        <draw:custom-shape draw:style-name="gr92" draw:text-style-name="P19" xml:id="id59" draw:id="id59" draw:layer="layout" svg:width="4.332cm" svg:height="0.734cm" svg:x="11.611cm" svg:y="4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9" xml:id="id60" draw:id="id60" draw:layer="layout" svg:width="4.332cm" svg:height="0.734cm" svg:x="11.611cm" svg:y="6.2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9" xml:id="id61" draw:id="id61" draw:layer="layout" svg:width="4.332cm" svg:height="0.734cm" svg:x="11.611cm" svg:y="7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3" xml:id="id64" draw:id="id64" draw:layer="layout" svg:width="3.462cm" svg:height="0.734cm" svg:x="0.9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94" draw:text-style-name="P13" xml:id="id65" draw:id="id65" draw:layer="layout" svg:width="2.608cm" svg:height="0.734cm" svg:x="4.882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13" xml:id="id66" draw:id="id66" draw:layer="layout" svg:width="2.285cm" svg:height="0.734cm" svg:x="8.009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13.777cm" svg:y1="5.561cm" svg:x2="13.777cm" svg:y2="6.231cm" draw:start-shape="id59" draw:start-glue-point="2" draw:end-shape="id60" draw:end-glue-point="0" svg:d="M13777 5561v670" svg:viewBox="0 0 1 671">
          <text:p/>
        </draw:connector>
        <draw:connector draw:style-name="gr62" draw:text-style-name="P4" draw:layer="layout" svg:x1="13.777cm" svg:y1="6.965cm" svg:x2="13.777cm" svg:y2="7.698cm" draw:start-shape="id60" draw:start-glue-point="2" draw:end-shape="id61" draw:end-glue-point="0" svg:d="M13777 6965v733" svg:viewBox="0 0 1 734">
          <text:p/>
        </draw:connector>
        <draw:custom-shape draw:style-name="gr96" draw:text-style-name="P26" draw:layer="layout" svg:width="4.62cm" svg:height="0.774cm" svg:x="2.412cm" svg:y="6.2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97" draw:text-style-name="P26" xml:id="id62" draw:id="id62" draw:layer="layout" svg:width="4.332cm" svg:height="0.734cm" svg:x="2.556cm" svg:y="3.8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98" draw:text-style-name="P26" xml:id="id63" draw:id="id63" draw:layer="layout" svg:width="4.62cm" svg:height="0.734cm" svg:x="2.412cm" svg:y="5.5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71" draw:id="id71" draw:layer="layout" svg:width="4.332cm" svg:height="0.734cm" svg:x="8.937cm" svg:y="14.8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70" draw:id="id70" draw:layer="layout" svg:width="4.332cm" svg:height="0.734cm" svg:x="14.017cm" svg:y="14.8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ustom-shape draw:style-name="gr99" draw:text-style-name="P13" xml:id="id67" draw:id="id67" draw:layer="layout" svg:width="3.066cm" svg:height="0.734cm" svg:x="13.536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00" draw:text-style-name="P13" xml:id="id68" draw:id="id68" draw:layer="layout" svg:width="3.065cm" svg:height="0.734cm" svg:x="20.324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onnector draw:style-name="gr30" draw:layer="layout" svg:x1="4.722cm" svg:y1="4.591cm" svg:x2="4.722cm" svg:y2="5.545cm" draw:start-shape="id62" draw:start-glue-point="2" draw:end-shape="id63" draw:end-glue-point="0" svg:d="M4722 4591v954" svg:viewBox="0 0 1 955">
          <text:p/>
        </draw:connector>
        <draw:connector draw:style-name="gr52" draw:text-style-name="P4" draw:layer="layout" draw:line-skew="0.331cm" svg:x1="13.777cm" svg:y1="8.432cm" svg:x2="2.631cm" svg:y2="10.685cm" draw:start-shape="id61" draw:start-glue-point="2" draw:end-shape="id64" draw:end-glue-point="0" svg:d="M13777 8432v1458h-11146v795" svg:viewBox="0 0 11147 2254">
          <text:p/>
        </draw:connector>
        <draw:connector draw:style-name="gr52" draw:text-style-name="P4" draw:layer="layout" draw:line-skew="0.331cm" svg:x1="13.777cm" svg:y1="8.432cm" svg:x2="6.186cm" svg:y2="10.685cm" draw:start-shape="id61" draw:start-glue-point="2" draw:end-shape="id65" draw:end-glue-point="0" svg:d="M13777 8432v1458h-7591v795" svg:viewBox="0 0 7592 2254">
          <text:p/>
        </draw:connector>
        <draw:connector draw:style-name="gr52" draw:text-style-name="P4" draw:layer="layout" draw:line-skew="0.331cm" svg:x1="13.777cm" svg:y1="8.432cm" svg:x2="9.151cm" svg:y2="10.685cm" draw:start-shape="id61" draw:start-glue-point="2" draw:end-shape="id66" draw:end-glue-point="0" svg:d="M13777 8432v1458h-4626v795" svg:viewBox="0 0 4627 2254">
          <text:p/>
        </draw:connector>
        <draw:connector draw:style-name="gr52" draw:text-style-name="P4" draw:layer="layout" draw:line-skew="0.331cm" svg:x1="13.777cm" svg:y1="8.432cm" svg:x2="15.069cm" svg:y2="10.685cm" draw:start-shape="id61" draw:start-glue-point="2" draw:end-shape="id67" draw:end-glue-point="0" svg:d="M13777 8432v1458h1292v795" svg:viewBox="0 0 1293 2254">
          <text:p/>
        </draw:connector>
        <draw:connector draw:style-name="gr52" draw:text-style-name="P4" draw:layer="layout" draw:line-skew="0.331cm" svg:x1="13.777cm" svg:y1="8.432cm" svg:x2="21.856cm" svg:y2="10.685cm" draw:start-shape="id61" draw:start-glue-point="2" draw:end-shape="id68" draw:end-glue-point="0" svg:d="M13777 8432v1458h8079v795" svg:viewBox="0 0 8080 2254">
          <text:p/>
        </draw:connector>
        <draw:custom-shape draw:style-name="gr101" draw:text-style-name="P13" xml:id="id74" draw:id="id74" draw:layer="layout" svg:width="3.064cm" svg:height="0.734cm" svg:x="10.329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13" xml:id="id72" draw:id="id72" draw:layer="layout" svg:width="2.204cm" svg:height="0.734cm" svg:x="10.813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03" draw:text-style-name="P13" xml:id="id73" draw:id="id73" draw:layer="layout" svg:width="2.683cm" svg:height="0.734cm" svg:x="17.122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5" draw:id="id75" draw:layer="layout" svg:width="3.067cm" svg:height="0.734cm" svg:x="16.949cm" svg:y="12.0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svg:x1="13.859cm" svg:y1="13.3cm" svg:x2="16.183cm" svg:y2="14.852cm" draw:start-shape="id69" draw:start-glue-point="2" draw:end-shape="id70" draw:end-glue-point="0" svg:d="M13859 13300v776h2324v776" svg:viewBox="0 0 2325 1553">
          <text:p/>
        </draw:connector>
        <draw:connector draw:style-name="gr52" draw:text-style-name="P4" draw:layer="layout" svg:x1="13.859cm" svg:y1="13.3cm" svg:x2="11.103cm" svg:y2="14.871cm" draw:start-shape="id69" draw:start-glue-point="2" draw:end-shape="id71" draw:end-glue-point="0" svg:d="M13859 13300v785h-2756v786" svg:viewBox="0 0 2757 1572">
          <text:p/>
        </draw:connector>
        <draw:connector draw:style-name="gr52" draw:text-style-name="P4" draw:layer="layout" draw:line-skew="0.331cm" svg:x1="13.777cm" svg:y1="8.432cm" svg:x2="11.915cm" svg:y2="10.685cm" draw:start-shape="id61" draw:start-glue-point="2" draw:end-shape="id72" draw:end-glue-point="0" svg:d="M13777 8432v1458h-1862v795" svg:viewBox="0 0 1863 2254">
          <text:p/>
        </draw:connector>
        <draw:connector draw:style-name="gr52" draw:text-style-name="P4" draw:layer="layout" draw:line-skew="0.331cm" svg:x1="13.777cm" svg:y1="8.432cm" svg:x2="18.463cm" svg:y2="10.685cm" draw:start-shape="id61" draw:start-glue-point="2" draw:end-shape="id73" draw:end-glue-point="0" svg:d="M13777 8432v1458h4686v795" svg:viewBox="0 0 4687 2254">
          <text:p/>
        </draw:connector>
        <draw:connector draw:style-name="gr52" draw:text-style-name="P4" draw:layer="layout" svg:x1="11.915cm" svg:y1="11.419cm" svg:x2="11.861cm" svg:y2="12.112cm" draw:start-shape="id72" draw:start-glue-point="2" draw:end-shape="id74" draw:end-glue-point="0" svg:d="M11915 11419v347h-54v346" svg:viewBox="0 0 55 694">
          <text:p/>
        </draw:connector>
        <draw:connector draw:style-name="gr52" draw:text-style-name="P4" draw:layer="layout" svg:x1="18.463cm" svg:y1="11.419cm" svg:x2="18.482cm" svg:y2="12.095cm" draw:start-shape="id73" draw:start-glue-point="2" draw:end-shape="id75" draw:end-glue-point="0" svg:d="M18463 11419v338h19v338" svg:viewBox="0 0 20 677">
          <text:p/>
        </draw:connector>
        <draw:frame draw:style-name="gr105" draw:text-style-name="P22" draw:layer="layout" svg:width="7.937cm" svg:height="2.861cm" svg:x="15.287cm" svg:y="17.265cm">
          <draw:text-box>
            <text:p text:style-name="P20"><text:span text:style-name="T8">Notes:</text:span></text:p>
            <text:p text:style-name="P20"><text:span text:style-name="T8">Some allow rule decos are shown more than once for clarity.</text:span></text:p>
            <text:p text:style-name="P20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53" draw:text-style-name="P4" xml:id="id76" draw:id="id76" draw:layer="layout" svg:width="0.317cm" svg:height="0.318cm" svg:x="13.6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4" draw:layer="layout" svg:x1="13.759cm" svg:y1="3.857cm" svg:x2="13.777cm" svg:y2="4.827cm" draw:start-shape="id76" draw:start-glue-point="8" draw:end-shape="id59" draw:end-glue-point="0" svg:d="M13759 3857v477h18v493" svg:viewBox="0 0 19 971">
          <text:p/>
        </draw:connector>
        <draw:custom-shape draw:style-name="gr100" draw:text-style-name="P13" xml:id="id77" draw:id="id77" draw:layer="layout" svg:width="3.065cm" svg:height="0.734cm" svg:x="23.875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draw:line-skew="0.331cm" svg:x1="13.777cm" svg:y1="8.432cm" svg:x2="25.407cm" svg:y2="10.685cm" draw:start-shape="id61" draw:start-glue-point="2" draw:end-shape="id77" draw:end-glue-point="0" svg:d="M13777 8432v1458h11630v795" svg:viewBox="0 0 11631 2254">
          <text:p/>
        </draw:connector>
      </draw:page>
      <draw:page draw:name="page9" draw:style-name="dp1" draw:master-page-name="Default">
        <draw:frame draw:style-name="gr106" draw:text-style-name="P32" draw:layer="layout" svg:width="3.493cm" svg:height="3.175cm" svg:x="7.984cm" svg:y="14.017cm">
          <draw:text-box>
            <text:p text:style-name="P20"><text:span text:style-name="T8">Parameters: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81" draw:id="id81" draw:layer="layout" svg:width="4.747cm" svg:height="0.734cm" svg:x="3.85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82" draw:id="id82" draw:layer="layout" svg:width="4.203cm" svg:height="0.734cm" svg:x="8.9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83" draw:id="id83" draw:layer="layout" svg:width="4.204cm" svg:height="0.734cm" svg:x="13.811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Triples</text:p>
          <draw:enhanced-geometry svg:viewBox="0 0 21600 21600" draw:type="rectangle" draw:enhanced-path="M 0 0 L 21600 0 21600 21600 0 21600 0 0 Z N"/>
        </draw:custom-shape>
        <draw:custom-shape draw:style-name="gr107" draw:text-style-name="P26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08" draw:text-style-name="P26" xml:id="id78" draw:id="id78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09" draw:text-style-name="P26" xml:id="id79" draw:id="id79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296cm" svg:y1="14.116cm" svg:x2="20.296cm" svg:y2="15.07cm" draw:start-shape="id78" draw:start-glue-point="2" draw:end-shape="id79" draw:end-glue-point="0" svg:d="M20296 14116v954" svg:viewBox="0 0 1 955">
          <text:p/>
        </draw:connector>
        <draw:connector draw:style-name="gr52" draw:text-style-name="P4" draw:layer="layout" svg:x1="13.579cm" svg:y1="8.084cm" svg:x2="6.23cm" svg:y2="10.311cm" draw:start-shape="id80" draw:start-glue-point="2" draw:end-shape="id81" draw:end-glue-point="0" svg:d="M13579 8084v1114h-7349v1113" svg:viewBox="0 0 7350 2228">
          <text:p/>
        </draw:connector>
        <draw:connector draw:style-name="gr52" draw:text-style-name="P4" draw:layer="layout" svg:x1="13.579cm" svg:y1="8.084cm" svg:x2="11.071cm" svg:y2="10.311cm" draw:start-shape="id80" draw:start-glue-point="2" draw:end-shape="id82" draw:end-glue-point="0" svg:d="M13579 8084v1114h-2508v1113" svg:viewBox="0 0 2509 2228">
          <text:p/>
        </draw:connector>
        <draw:connector draw:style-name="gr52" draw:text-style-name="P4" draw:layer="layout" svg:x1="13.579cm" svg:y1="8.084cm" svg:x2="15.913cm" svg:y2="10.311cm" draw:start-shape="id80" draw:start-glue-point="2" draw:end-shape="id83" draw:end-glue-point="0" svg:d="M13579 8084v1114h2334v1113" svg:viewBox="0 0 2335 2228">
          <text:p/>
        </draw:connector>
        <draw:custom-shape draw:style-name="gr24" draw:text-style-name="P13" xml:id="id84" draw:id="id84" draw:layer="layout" svg:width="4.201cm" svg:height="0.734cm" svg:x="18.706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svg:x1="13.579cm" svg:y1="8.084cm" svg:x2="20.806cm" svg:y2="10.311cm" draw:start-shape="id80" draw:start-glue-point="2" draw:end-shape="id84" draw:end-glue-point="0" svg:d="M13579 8084v1114h7227v1113" svg:viewBox="0 0 7228 2228">
          <text:p/>
        </draw:connector>
        <draw:custom-shape draw:style-name="gr53" draw:text-style-name="P4" xml:id="id85" draw:id="id85" draw:layer="layout" svg:width="0.317cm" svg:height="0.318cm" svg:x="13.421cm" svg:y="4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3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82" draw:text-style-name="P13" xml:id="id80" draw:id="id80" draw:layer="layout" svg:width="4.204cm" svg:height="0.734cm" svg:x="11.477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87" draw:text-style-name="P22" draw:layer="layout" svg:width="4.127cm" svg:height="4.043cm" svg:x="3.222cm" svg:y="14.01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82" draw:text-style-name="P13" xml:id="id86" draw:id="id86" draw:layer="layout" svg:width="4.204cm" svg:height="0.734cm" svg:x="11.477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13.58cm" svg:y1="4.729cm" svg:x2="13.579cm" svg:y2="5.762cm" draw:start-shape="id85" draw:start-glue-point="8" draw:end-shape="id86" draw:end-glue-point="0" svg:d="M13580 4729v509h-1v524" svg:viewBox="0 0 2 1034">
          <text:p/>
        </draw:connector>
        <draw:connector draw:style-name="gr62" draw:text-style-name="P4" draw:layer="layout" svg:x1="13.579cm" svg:y1="6.496cm" svg:x2="13.579cm" svg:y2="7.35cm" draw:start-shape="id86" draw:start-glue-point="2" draw:end-shape="id80" draw:end-glue-point="0" svg:d="M13579 6496v854" svg:viewBox="0 0 1 855">
          <text:p/>
        </draw:connector>
      </draw:page>
      <draw:page draw:name="page10" draw:style-name="dp1" draw:master-page-name="Default">
        <draw:frame draw:style-name="gr106" draw:text-style-name="P32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90" draw:id="id90" draw:layer="layout" svg:width="4.747cm" svg:height="0.734cm" svg:x="8.446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91" draw:id="id91" draw:layer="layout" svg:width="4.203cm" svg:height="0.734cm" svg:x="13.959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type="rectangle" draw:enhanced-path="M 0 0 L 21600 0 21600 21600 0 21600 0 0 Z N"/>
        </draw:custom-shape>
        <draw:custom-shape draw:style-name="gr110" draw:text-style-name="P19" xml:id="id89" draw:id="id89" draw:layer="layout" svg:width="4.204cm" svg:height="0.734cm" svg:x="11.429cm" svg:y="4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type="rectangle" draw:enhanced-path="M 0 0 L 21600 0 21600 21600 0 21600 0 0 Z N"/>
        </draw:custom-shape>
        <draw:custom-shape draw:style-name="gr111" draw:text-style-name="P26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et_direction(move, loc)</text:span></text:p>
          <draw:enhanced-geometry svg:viewBox="0 0 21600 21600" draw:type="rectangle" draw:enhanced-path="M 0 0 L 21600 0 21600 21600 0 21600 0 0 Z N"/>
        </draw:custom-shape>
        <draw:custom-shape draw:style-name="gr112" draw:text-style-name="P26" xml:id="id87" draw:id="id87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13" draw:text-style-name="P26" xml:id="id88" draw:id="id88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438cm" svg:y1="15.069cm" svg:x2="20.438cm" svg:y2="16.023cm" draw:start-shape="id87" draw:start-glue-point="2" draw:end-shape="id88" draw:end-glue-point="0" svg:d="M20438 15069v954" svg:viewBox="0 0 1 955">
          <text:p/>
        </draw:connector>
        <draw:connector draw:style-name="gr52" draw:text-style-name="P4" draw:layer="layout" svg:x1="13.531cm" svg:y1="5.061cm" svg:x2="10.819cm" svg:y2="6.868cm" draw:start-shape="id89" draw:start-glue-point="2" draw:end-shape="id90" draw:end-glue-point="0" svg:d="M13531 5061v904h-2712v903" svg:viewBox="0 0 2713 1808">
          <text:p/>
        </draw:connector>
        <draw:connector draw:style-name="gr52" draw:text-style-name="P4" draw:layer="layout" svg:x1="13.531cm" svg:y1="5.061cm" svg:x2="16.06cm" svg:y2="6.868cm" draw:start-shape="id89" draw:start-glue-point="2" draw:end-shape="id91" draw:end-glue-point="0" svg:d="M13531 5061v904h2529v903" svg:viewBox="0 0 2530 1808">
          <text:p/>
        </draw:connector>
        <draw:custom-shape draw:style-name="gr114" draw:text-style-name="P19" xml:id="id94" draw:id="id94" draw:layer="layout" svg:width="4.201cm" svg:height="0.734cm" svg:x="13.952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95" draw:id="id95" draw:layer="layout" svg:width="0.317cm" svg:height="0.318cm" svg:x="13.373cm" svg:y="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3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82" draw:text-style-name="P13" xml:id="id92" draw:id="id92" draw:layer="layout" svg:width="4.204cm" svg:height="0.734cm" svg:x="11.429cm" svg:y="9.1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layAltDir</text:span>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10.819cm" svg:y1="7.602cm" svg:x2="13.531cm" svg:y2="9.191cm" draw:start-shape="id90" draw:start-glue-point="2" draw:end-shape="id92" draw:end-glue-point="0" svg:d="M10819 7602v795h2712v794" svg:viewBox="0 0 2713 1590">
          <text:p/>
        </draw:connector>
        <draw:connector draw:style-name="gr62" draw:text-style-name="P4" draw:layer="layout" svg:x1="16.06cm" svg:y1="7.602cm" svg:x2="13.531cm" svg:y2="9.191cm" draw:start-shape="id91" draw:start-glue-point="2" draw:end-shape="id92" draw:end-glue-point="0" svg:d="M16060 7602v795h-2529v794" svg:viewBox="0 0 2530 1590">
          <text:p/>
        </draw:connector>
        <draw:frame draw:style-name="gr115" draw:text-style-name="P22" draw:layer="layout" svg:width="4.127cm" svg:height="1.905cm" svg:x="3.047cm" svg:y="14.9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mcount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82" draw:text-style-name="P13" xml:id="id93" draw:id="id93" draw:layer="layout" svg:width="4.204cm" svg:height="0.734cm" svg:x="8.961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13.531cm" svg:y1="9.925cm" svg:x2="11.063cm" svg:y2="11.413cm" draw:start-shape="id92" draw:start-glue-point="2" draw:end-shape="id93" draw:end-glue-point="0" svg:d="M13531 9925v744h-2468v744" svg:viewBox="0 0 2469 1489">
          <text:p/>
        </draw:connector>
        <draw:connector draw:style-name="gr62" draw:text-style-name="P4" draw:layer="layout" svg:x1="13.531cm" svg:y1="9.925cm" svg:x2="16.052cm" svg:y2="11.413cm" draw:start-shape="id92" draw:start-glue-point="2" draw:end-shape="id94" draw:end-glue-point="0" svg:d="M13531 9925v744h2521v744" svg:viewBox="0 0 2522 1489">
          <text:p/>
        </draw:connector>
        <draw:connector draw:style-name="gr62" draw:text-style-name="P4" draw:layer="layout" svg:x1="13.532cm" svg:y1="3.375cm" svg:x2="13.531cm" svg:y2="4.327cm" draw:start-shape="id95" draw:start-glue-point="8" draw:end-shape="id89" draw:end-glue-point="0" svg:d="M13532 3375v468h-1v484" svg:viewBox="0 0 2 953">
          <text:p/>
        </draw:connector>
      </draw:page>
      <draw:page draw:name="page11" draw:style-name="dp1" draw:master-page-name="Default">
        <draw:frame draw:style-name="gr116" draw:text-style-name="P22" draw:layer="layout" svg:width="3.493cm" svg:height="1.285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/></text:p>
          </draw:text-box>
        </draw:frame>
        <draw:frame draw:style-name="gr117" draw:text-style-name="P33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18" draw:text-style-name="P32" draw:layer="layout" svg:width="3.867cm" svg:height="2.222cm" svg:x="8.0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skip_start</text:span></text:p>
            <text:p text:style-name="P20"><text:span text:style-name="T8"/></text:p>
          </draw:text-box>
        </draw:frame>
        <draw:custom-shape draw:style-name="gr24" draw:text-style-name="P13" xml:id="id101" draw:id="id101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9" xml:id="id100" draw:id="id100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9" xml:id="id99" draw:id="id99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26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21" draw:text-style-name="P26" xml:id="id96" draw:id="id96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22" draw:text-style-name="P26" xml:id="id97" draw:id="id97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layer="layout" svg:x1="7.738cm" svg:y1="6.496cm" svg:x2="7.738cm" svg:y2="7.507cm" draw:start-shape="id96" draw:start-glue-point="2" draw:end-shape="id97" draw:end-glue-point="0" svg:d="M7738 6496v1011" svg:viewBox="0 0 1 1012">
          <text:p/>
        </draw:connector>
        <draw:custom-shape draw:style-name="gr53" draw:text-style-name="P4" xml:id="id98" draw:id="id98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4" draw:layer="layout" svg:x1="18.145cm" svg:y1="4.81cm" svg:x2="18.144cm" svg:y2="6.08cm" draw:start-shape="id98" draw:start-glue-point="8" draw:end-shape="id99" draw:end-glue-point="0" svg:d="M18145 4810v627h-1v643" svg:viewBox="0 0 2 1271">
          <text:p/>
        </draw:connector>
        <draw:connector draw:style-name="gr62" draw:text-style-name="P4" draw:layer="layout" svg:x1="18.144cm" svg:y1="6.814cm" svg:x2="18.144cm" svg:y2="7.817cm" draw:start-shape="id99" draw:start-glue-point="2" draw:end-shape="id100" draw:end-glue-point="0" svg:d="M18144 6814v1003" svg:viewBox="0 0 1 1004">
          <text:p/>
        </draw:connector>
        <draw:connector draw:style-name="gr62" draw:text-style-name="P4" draw:layer="layout" svg:x1="18.144cm" svg:y1="8.551cm" svg:x2="18.144cm" svg:y2="9.791cm" draw:start-shape="id100" draw:start-glue-point="2" draw:end-shape="id101" draw:end-glue-point="0" svg:d="M18144 8551v1240" svg:viewBox="0 0 1 1241">
          <text:p/>
        </draw:connector>
      </draw:page>
      <draw:page draw:name="page12" draw:style-name="dp1" draw:master-page-name="Default">
        <draw:frame draw:style-name="gr70" draw:text-style-name="P33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23" draw:text-style-name="P34" xml:id="id109" draw:id="id109" draw:layer="layout" svg:width="4.127cm" svg:height="0.734cm" svg:x="14.163cm" svg:y="9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19" xml:id="id102" draw:id="id102" draw:layer="layout" svg:width="4.168cm" svg:height="0.734cm" svg:x="14.142cm" svg:y="12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08" draw:id="id108" draw:layer="layout" svg:width="4.332cm" svg:height="0.734cm" svg:x="3.648cm" svg:y="9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</text:p>
          <draw:enhanced-geometry svg:viewBox="0 0 21600 21600" draw:type="rectangle" draw:enhanced-path="M 0 0 L 21600 0 21600 21600 0 21600 0 0 Z N"/>
        </draw:custom-shape>
        <draw:custom-shape draw:style-name="gr92" draw:text-style-name="P19" xml:id="id103" draw:id="id103" draw:layer="layout" svg:width="4.332cm" svg:height="0.734cm" svg:x="6.828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ustom-shape draw:style-name="gr92" draw:text-style-name="P19" xml:id="id104" draw:id="id104" draw:layer="layout" svg:width="4.332cm" svg:height="0.734cm" svg:x="11.795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WegChild</text:span>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svg:x1="16.226cm" svg:y1="13.336cm" svg:x2="8.994cm" svg:y2="15.573cm" draw:start-shape="id102" draw:start-glue-point="2" draw:end-shape="id103" draw:end-glue-point="0" svg:d="M16226 13336v1119h-7232v1118" svg:viewBox="0 0 7233 2238">
          <text:p/>
        </draw:connector>
        <draw:connector draw:style-name="gr52" draw:text-style-name="P4" draw:layer="layout" svg:x1="16.226cm" svg:y1="13.336cm" svg:x2="13.961cm" svg:y2="15.573cm" draw:start-shape="id102" draw:start-glue-point="2" draw:end-shape="id104" draw:end-glue-point="0" svg:d="M16226 13336v1119h-2265v1118" svg:viewBox="0 0 2266 2238">
          <text:p/>
        </draw:connector>
        <draw:custom-shape draw:style-name="gr92" draw:text-style-name="P19" xml:id="id105" draw:id="id105" draw:layer="layout" svg:width="4.332cm" svg:height="0.734cm" svg:x="16.558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92" draw:text-style-name="P19" xml:id="id106" draw:id="id106" draw:layer="layout" svg:width="4.332cm" svg:height="0.734cm" svg:x="21.433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11" draw:id="id111" draw:layer="layout" svg:width="4.332cm" svg:height="0.734cm" svg:x="13.978cm" svg:y="18.4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9" xml:id="id110" draw:id="id110" draw:layer="layout" svg:width="4.127cm" svg:height="0.733cm" svg:x="14.163cm" svg:y="10.9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16.226cm" svg:y1="13.336cm" svg:x2="18.724cm" svg:y2="15.573cm" draw:start-shape="id102" draw:start-glue-point="2" draw:end-shape="id105" draw:end-glue-point="0" svg:d="M16226 13336v1119h2498v1118" svg:viewBox="0 0 2499 2238">
          <text:p/>
        </draw:connector>
        <draw:connector draw:style-name="gr62" draw:text-style-name="P4" draw:layer="layout" svg:x1="16.226cm" svg:y1="13.336cm" svg:x2="23.599cm" svg:y2="15.573cm" draw:start-shape="id102" draw:start-glue-point="2" draw:end-shape="id106" draw:end-glue-point="0" svg:d="M16226 13336v1119h7373v1118" svg:viewBox="0 0 7374 2238">
          <text:p/>
        </draw:connector>
        <draw:custom-shape draw:style-name="gr53" draw:text-style-name="P4" xml:id="id107" draw:id="id107" draw:layer="layout" svg:width="0.317cm" svg:height="0.318cm" svg:x="10.373cm" svg:y="7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4" draw:layer="layout" svg:x1="10.532cm" svg:y1="7.621cm" svg:x2="5.814cm" svg:y2="9.208cm" draw:start-shape="id107" draw:start-glue-point="8" draw:end-shape="id108" draw:end-glue-point="0" svg:d="M10532 7621v786h-4718v801" svg:viewBox="0 0 4719 1588">
          <text:p/>
        </draw:connector>
        <draw:connector draw:style-name="gr62" draw:text-style-name="P4" draw:layer="layout" svg:x1="10.532cm" svg:y1="7.621cm" svg:x2="16.226cm" svg:y2="9.208cm" draw:start-shape="id107" draw:start-glue-point="8" draw:end-shape="id109" draw:end-glue-point="0" svg:d="M10532 7621v786h5694v801" svg:viewBox="0 0 5695 1588">
          <text:p/>
        </draw:connector>
        <draw:connector draw:style-name="gr62" draw:text-style-name="P4" draw:layer="layout" svg:x1="16.226cm" svg:y1="11.729cm" svg:x2="16.226cm" svg:y2="12.602cm" draw:start-shape="id110" draw:start-glue-point="2" draw:end-shape="id102" draw:end-glue-point="0" svg:d="M16226 11729v873" svg:viewBox="0 0 1 874">
          <text:p/>
        </draw:connector>
        <draw:connector draw:style-name="gr62" draw:text-style-name="P4" draw:layer="layout" svg:x1="16.226cm" svg:y1="9.942cm" svg:x2="16.226cm" svg:y2="10.996cm" draw:start-shape="id109" draw:start-glue-point="2" draw:end-shape="id110" draw:end-glue-point="0" svg:d="M16226 9942v1054" svg:viewBox="0 0 1 1055">
          <text:p/>
        </draw:connector>
        <draw:connector draw:style-name="gr62" draw:text-style-name="P4" draw:layer="layout" svg:x1="8.994cm" svg:y1="16.307cm" svg:x2="16.144cm" svg:y2="18.416cm" draw:start-shape="id103" draw:start-glue-point="2" draw:end-shape="id111" draw:end-glue-point="0" svg:d="M8994 16307v1055h7150v1054" svg:viewBox="0 0 7151 2110">
          <text:p/>
        </draw:connector>
        <draw:connector draw:style-name="gr62" draw:text-style-name="P4" draw:layer="layout" svg:x1="13.961cm" svg:y1="16.307cm" svg:x2="16.144cm" svg:y2="18.416cm" draw:start-shape="id104" draw:start-glue-point="2" draw:end-shape="id111" draw:end-glue-point="0" svg:d="M13961 16307v1055h2183v1054" svg:viewBox="0 0 2184 2110">
          <text:p/>
        </draw:connector>
        <draw:connector draw:style-name="gr62" draw:text-style-name="P4" draw:layer="layout" svg:x1="18.724cm" svg:y1="16.307cm" svg:x2="16.144cm" svg:y2="18.416cm" draw:start-shape="id105" draw:start-glue-point="2" draw:end-shape="id111" draw:end-glue-point="0" svg:d="M18724 16307v1055h-2580v1054" svg:viewBox="0 0 2581 2110">
          <text:p/>
        </draw:connector>
        <draw:connector draw:style-name="gr62" draw:text-style-name="P4" draw:layer="layout" svg:x1="23.599cm" svg:y1="16.307cm" svg:x2="16.144cm" svg:y2="18.416cm" draw:start-shape="id106" draw:start-glue-point="2" draw:end-shape="id111" draw:end-glue-point="0" svg:d="M23599 16307v1055h-7455v1054" svg:viewBox="0 0 7456 2110">
          <text:p/>
        </draw:connector>
        <draw:custom-shape draw:style-name="gr126" draw:text-style-name="P26" draw:layer="layout" svg:width="4.62cm" svg:height="0.774cm" svg:x="18.462cm" svg:y="5.9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127" draw:text-style-name="P26" xml:id="id112" draw:id="id112" draw:layer="layout" svg:width="4.332cm" svg:height="0.734cm" svg:x="18.606cm" svg:y="3.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28" draw:text-style-name="P26" xml:id="id113" draw:id="id113" draw:layer="layout" svg:width="4.62cm" svg:height="0.734cm" svg:x="18.462cm" svg:y="5.2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772cm" svg:y1="4.274cm" svg:x2="20.772cm" svg:y2="5.228cm" draw:start-shape="id112" draw:start-glue-point="2" draw:end-shape="id113" draw:end-glue-point="0" svg:d="M20772 4274v954" svg:viewBox="0 0 1 955">
          <text:p/>
        </draw:connector>
        <draw:frame draw:style-name="gr129" draw:text-style-name="P22" draw:layer="layout" svg:width="3.493cm" svg:height="2.54cm" svg:x="2.269cm" svg:y="3.85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inhibitor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turn</text:span></text:p>
          </draw:text-box>
        </draw:frame>
        <draw:frame draw:style-name="gr130" draw:text-style-name="P32" draw:layer="layout" svg:width="3.232cm" svg:height="2.223cm" svg:x="6.34cm" svg:y="3.857cm">
          <draw:text-box>
            <text:p text:style-name="P20"><text:span text:style-name="T8">Parameters: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rule</text:span></text:p>
            <text:p text:style-name="P20"><text:span text:style-name="T8"><text:tab/></text:span><text:span text:style-name="T8">child_type</text:span></text:p>
            <text:p text:style-name="P20"><text:span text:style-name="T8"/></text:p>
          </draw:text-box>
        </draw:frame>
      </draw:page>
      <draw:page draw:name="page13" draw:style-name="dp1" draw:master-page-name="Default">
        <draw:frame draw:style-name="gr106" draw:text-style-name="P32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ove_one</text:span></text:p>
            <text:p text:style-name="P20"><text:span text:style-name="T8"><text:tab/></text:span><text:span text:style-name="T8">moveunlock</text:span></text:p>
            <text:p text:style-name="P20"><text:span text:style-name="T8"><text:tab/></text:span><text:span text:style-name="T8">sow_start</text:span></text:p>
          </draw:text-box>
        </draw:frame>
        <draw:custom-shape draw:style-name="gr24" draw:text-style-name="P13" xml:id="id126" draw:id="id126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25" draw:id="id125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24" draw:id="id124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131" draw:text-style-name="P26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132" draw:text-style-name="P26" xml:id="id114" draw:id="id114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33" draw:text-style-name="P26" xml:id="id115" draw:id="id115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438cm" svg:y1="15.069cm" svg:x2="20.438cm" svg:y2="16.023cm" draw:start-shape="id114" draw:start-glue-point="2" draw:end-shape="id115" draw:end-glue-point="0" svg:d="M20438 15069v954" svg:viewBox="0 0 1 955">
          <text:p/>
        </draw:connector>
        <draw:custom-shape draw:style-name="gr24" draw:text-style-name="P13" xml:id="id117" draw:id="id117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53" draw:text-style-name="P4" xml:id="id116" draw:id="id116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3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82" draw:text-style-name="P13" xml:id="id120" draw:id="id120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05" draw:text-style-name="P22" draw:layer="layout" svg:width="4.127cm" svg:height="2.861cm" svg:x="3.047cm" svg:y="14.9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: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d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unlocked</text:span></text:p>
            <text:p text:style-name="P20"><text:span text:style-name="T8"><text:tab/></text:span><text:span text:style-name="T8"><text:tab/></text:span></text:p>
          </draw:text-box>
        </draw:frame>
        <draw:custom-shape draw:style-name="gr24" draw:text-style-name="P13" xml:id="id121" draw:id="id121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18" draw:id="id118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134" draw:text-style-name="P13" xml:id="id119" draw:id="id119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135" draw:text-style-name="P13" xml:id="id122" draw:id="id122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13" xml:id="id123" draw:id="id123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13.358cm" svg:y1="3.675cm" svg:x2="13.357cm" svg:y2="5.499cm" draw:start-shape="id116" draw:start-glue-point="8" draw:end-shape="id117" svg:d="M13358 3675v904h-1v920" svg:viewBox="0 0 2 1825">
          <text:p/>
        </draw:connector>
        <draw:connector draw:style-name="gr62" draw:text-style-name="P4" draw:layer="layout" svg:x1="13.358cm" svg:y1="3.675cm" svg:x2="17.904cm" svg:y2="5.499cm" draw:start-shape="id116" draw:start-glue-point="8" draw:end-shape="id118" svg:d="M13358 3675v904h4546v920" svg:viewBox="0 0 4547 1825">
          <text:p/>
        </draw:connector>
        <draw:connector draw:style-name="gr62" draw:text-style-name="P4" draw:layer="layout" svg:x1="13.357cm" svg:y1="6.985cm" svg:x2="13.357cm" svg:y2="8.603cm" draw:start-shape="id119" draw:start-glue-point="2" draw:end-shape="id120" draw:end-glue-point="0" svg:d="M13357 6985v1618" svg:viewBox="0 0 1 1619">
          <text:p/>
        </draw:connector>
        <draw:connector draw:style-name="gr62" draw:text-style-name="P4" draw:layer="layout" svg:x1="13.358cm" svg:y1="3.675cm" svg:x2="8.833cm" svg:y2="5.499cm" draw:start-shape="id116" draw:start-glue-point="8" draw:end-shape="id121" draw:end-glue-point="0" svg:d="M13358 3675v904h-4525v920" svg:viewBox="0 0 4526 1825">
          <text:p/>
        </draw:connector>
        <draw:connector draw:style-name="gr62" draw:text-style-name="P4" draw:layer="layout" svg:x1="8.838cm" svg:y1="6.985cm" svg:x2="13.357cm" svg:y2="8.603cm" draw:start-shape="id122" draw:start-glue-point="2" draw:end-shape="id120" svg:d="M8838 6985v809h4519v809" svg:viewBox="0 0 4520 1619">
          <text:p/>
        </draw:connector>
        <draw:connector draw:style-name="gr62" draw:text-style-name="P4" draw:layer="layout" svg:x1="17.909cm" svg:y1="6.985cm" svg:x2="13.357cm" svg:y2="8.603cm" draw:start-shape="id123" draw:start-glue-point="2" draw:end-shape="id120" draw:end-glue-point="0" svg:d="M17909 6985v809h-4552v809" svg:viewBox="0 0 4553 1619">
          <text:p/>
        </draw:connector>
        <draw:connector draw:style-name="gr62" draw:text-style-name="P4" draw:layer="layout" svg:x1="13.357cm" svg:y1="9.337cm" svg:x2="17.851cm" svg:y2="11.025cm" draw:start-shape="id120" draw:start-glue-point="2" draw:end-shape="id124" draw:end-glue-point="0" svg:d="M13357 9337v844h4494v844" svg:viewBox="0 0 4495 1689">
          <text:p/>
        </draw:connector>
        <draw:connector draw:style-name="gr62" draw:text-style-name="P4" draw:layer="layout" svg:x1="13.357cm" svg:y1="9.337cm" svg:x2="13.357cm" svg:y2="11.025cm" draw:start-shape="id120" draw:end-shape="id125" draw:end-glue-point="0" svg:d="M13357 9337v1688" svg:viewBox="0 0 1 1689">
          <text:p/>
        </draw:connector>
        <draw:connector draw:style-name="gr62" draw:text-style-name="P4" draw:layer="layout" svg:x1="13.357cm" svg:y1="9.337cm" svg:x2="8.857cm" svg:y2="11.025cm" draw:start-shape="id120" draw:start-glue-point="2" draw:end-shape="id126" svg:d="M13357 9337v844h-4500v844" svg:viewBox="0 0 4501 1689">
          <text:p/>
        </draw:connector>
        <draw:frame draw:style-name="gr137" draw:text-style-name="P32" draw:layer="layout" svg:width="3.493cm" svg:height="1.588cm" svg:x="21.019cm" svg:y="5.462cm">
          <draw:text-box>
            <text:p text:style-name="P20"><text:span text:style-name="T8">The first drawer converts the move into board location.</text:span></text:p>
          </draw:text-box>
        </draw:frame>
      </draw:page>
      <draw:page draw:name="page14" draw:style-name="dp1" draw:master-page-name="Default">
        <draw:custom-shape draw:style-name="gr138" draw:text-style-name="P26" xml:id="id133" draw:id="id133" draw:layer="layout" svg:width="4.332cm" svg:height="0.734cm" svg:x="8.112cm" svg:y="4.9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139" draw:text-style-name="P26" xml:id="id127" draw:id="id127" draw:layer="layout" svg:width="4.332cm" svg:height="0.991cm" svg:x="8.112cm" svg:y="5.6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et_single_sower()</text:span></text:p>
          <text:p text:style-name="P25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140" draw:text-style-name="P26" xml:id="id129" draw:id="id129" draw:layer="layout" svg:width="4.332cm" svg:height="0.734cm" svg:x="10.616cm" svg:y="8.2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141" draw:text-style-name="P26" xml:id="id130" draw:id="id130" draw:layer="layout" svg:width="4.62cm" svg:height="0.734cm" svg:x="17.334cm" svg:y="9.2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142" draw:text-style-name="P26" draw:layer="layout" svg:width="4.62cm" svg:height="0.774cm" svg:x="17.335cm" svg:y="9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143" draw:text-style-name="P26" xml:id="id131" draw:id="id131" draw:layer="layout" svg:width="4.62cm" svg:height="0.733cm" svg:x="17.334cm" svg:y="11.3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144" draw:text-style-name="P26" draw:layer="layout" svg:width="4.62cm" svg:height="0.775cm" svg:x="17.335cm" svg:y="12.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145" draw:text-style-name="P26" xml:id="id128" draw:id="id128" draw:layer="layout" svg:width="4.62cm" svg:height="0.734cm" svg:x="5.128cm" svg:y="8.2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146" draw:text-style-name="P26" draw:layer="layout" svg:width="4.62cm" svg:height="0.774cm" svg:x="5.129cm" svg:y="8.9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0" draw:text-style-name="P36" draw:layer="layout" svg:x1="10.278cm" svg:y1="6.653cm" svg:x2="7.438cm" svg:y2="8.202cm" draw:start-shape="id127" draw:start-glue-point="2" draw:end-shape="id128" draw:end-glue-point="0" svg:d="M10278 6653v774h-2840v775" svg:viewBox="0 0 2841 1550">
          <text:p/>
        </draw:connector>
        <draw:connector draw:style-name="gr30" draw:text-style-name="P36" draw:layer="layout" svg:x1="10.278cm" svg:y1="6.653cm" svg:x2="12.782cm" svg:y2="8.202cm" draw:start-shape="id127" draw:start-glue-point="2" draw:end-shape="id129" draw:end-glue-point="0" svg:d="M10278 6653v774h2504v775" svg:viewBox="0 0 2505 1550">
          <text:p/>
        </draw:connector>
        <draw:connector draw:style-name="gr28" draw:text-style-name="P36" draw:layer="layout" svg:x1="14.948cm" svg:y1="8.325cm" svg:x2="17.334cm" svg:y2="9.631cm" draw:start-shape="id129" draw:start-glue-point="9" draw:end-shape="id130" draw:end-glue-point="3" svg:d="M14948 8325h1193v1306h1193" svg:viewBox="0 0 2387 1307">
          <text:p/>
        </draw:connector>
        <draw:connector draw:style-name="gr28" draw:layer="layout" draw:line-skew="-0.536cm" svg:x1="14.948cm" svg:y1="8.813cm" svg:x2="17.334cm" svg:y2="11.723cm" draw:start-shape="id129" draw:start-glue-point="8" draw:end-shape="id131" draw:end-glue-point="3" svg:d="M14948 8813h657v2910h1729" svg:viewBox="0 0 2387 2911">
          <text:p/>
        </draw:connector>
        <draw:frame draw:style-name="gr87" draw:text-style-name="P22" draw:layer="layout" svg:width="3.493cm" svg:height="4.043cm" svg:x="1.952cm" svg:y="12.76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</text:span></text:p>
            <text:p text:style-name="P20"><text:span text:style-name="T8"><text:tab/></text:span><text:span text:style-name="T8"><text:tab/></text:span><text:span text:style-name="T8">inhibito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mcount</text:span></text:p>
            <text:p text:style-name="P20"><text:span text:style-name="T8"><text:tab/></text:span><text:span text:style-name="T8">Changes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text:span text:style-name="T8">blocked</text:span></text:p>
          </draw:text-box>
        </draw:frame>
        <draw:frame draw:style-name="gr70" draw:text-style-name="P33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147" draw:text-style-name="P32" draw:layer="layout" svg:width="3.232cm" svg:height="6.013cm" svg:x="6.023cm" svg:y="12.76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prescribed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ow_rule</text:span></text:p>
            <text:p text:style-name="P20"><text:span text:style-name="T8"><text:tab/></text:span><text:span text:style-name="T8">visit_opp</text:span></text:p>
          </draw:text-box>
        </draw:frame>
        <draw:custom-shape draw:style-name="gr148" draw:text-style-name="P26" xml:id="id132" draw:id="id132" draw:layer="layout" svg:width="4.332cm" svg:height="0.734cm" svg:x="12.712cm" svg:y="2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0" draw:layer="layout" draw:line-skew="-0.209cm" svg:x1="14.878cm" svg:y1="3.639cm" svg:x2="10.278cm" svg:y2="4.928cm" draw:start-shape="id132" draw:start-glue-point="2" draw:end-shape="id133" draw:end-glue-point="0" svg:d="M14878 3639v436h-4600v853" svg:viewBox="0 0 4601 1290">
          <text:p/>
        </draw:connector>
        <draw:connector draw:style-name="gr30" draw:layer="layout" draw:line-skew="-2.377cm" svg:x1="14.878cm" svg:y1="3.639cm" svg:x2="19.644cm" svg:y2="9.264cm" draw:start-shape="id132" draw:start-glue-point="2" draw:end-shape="id130" draw:end-glue-point="0" svg:d="M14878 3639v436h4766v5189" svg:viewBox="0 0 4767 5626">
          <text:p/>
        </draw:connector>
      </draw:page>
      <draw:page draw:name="page15" draw:style-name="dp1" draw:master-page-name="Default">
        <draw:custom-shape draw:style-name="gr149" draw:text-style-name="P19" xml:id="id144" draw:id="id144" draw:layer="layout" svg:width="3.659cm" svg:height="0.733cm" svg:x="5.529cm" svg:y="14.7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7" draw:text-style-name="P33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92" draw:text-style-name="P19" xml:id="id139" draw:id="id139" draw:layer="layout" svg:width="4.332cm" svg:height="0.734cm" svg:x="11.712cm" svg:y="10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19" xml:id="id143" draw:id="id143" draw:layer="layout" svg:width="4.094cm" svg:height="0.734cm" svg:x="22.237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19" xml:id="id142" draw:id="id142" draw:layer="layout" svg:width="3.431cm" svg:height="0.734cm" svg:x="14.106cm" svg:y="14.7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19" xml:id="id141" draw:id="id141" draw:layer="layout" svg:width="3.431cm" svg:height="0.734cm" svg:x="9.875cm" svg:y="14.7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19" xml:id="id145" draw:id="id145" draw:layer="layout" svg:width="3.43cm" svg:height="0.734cm" svg:x="1.412cm" svg:y="14.7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9" xml:id="id140" draw:id="id140" draw:layer="layout" svg:width="4.128cm" svg:height="0.734cm" svg:x="22.237cm" svg:y="13.1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82" draw:text-style-name="P13" xml:id="id137" draw:id="id137" draw:layer="layout" svg:width="4.332cm" svg:height="0.734cm" svg:x="14.58cm" svg:y="7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82" draw:text-style-name="P13" xml:id="id138" draw:id="id138" draw:layer="layout" svg:width="4.332cm" svg:height="0.734cm" svg:x="20.227cm" svg:y="7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53" draw:text-style-name="P4" xml:id="id134" draw:id="id134" draw:layer="layout" svg:width="0.317cm" svg:height="0.318cm" svg:x="13.696cm" svg:y="4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3" xml:id="id136" draw:id="id136" draw:layer="layout" svg:width="4.332cm" svg:height="0.734cm" svg:x="8.934cm" svg:y="7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82" draw:text-style-name="P13" xml:id="id135" draw:id="id135" draw:layer="layout" svg:width="4.332cm" svg:height="0.734cm" svg:x="3.287cm" svg:y="7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13.855cm" svg:y1="4.88cm" svg:x2="5.453cm" svg:y2="7.251cm" draw:start-shape="id134" draw:start-glue-point="8" draw:end-shape="id135" draw:end-glue-point="0" svg:d="M13855 4880v1178h-8402v1193" svg:viewBox="0 0 8403 2372">
          <text:p/>
        </draw:connector>
        <draw:connector draw:style-name="gr62" draw:text-style-name="P4" draw:layer="layout" svg:x1="13.855cm" svg:y1="4.88cm" svg:x2="11.1cm" svg:y2="7.251cm" draw:start-shape="id134" draw:start-glue-point="8" draw:end-shape="id136" svg:d="M13855 4880v1178h-2755v1193" svg:viewBox="0 0 2756 2372">
          <text:p/>
        </draw:connector>
        <draw:connector draw:style-name="gr62" draw:text-style-name="P4" draw:layer="layout" svg:x1="13.855cm" svg:y1="4.88cm" svg:x2="16.746cm" svg:y2="7.251cm" draw:start-shape="id134" draw:start-glue-point="8" draw:end-shape="id137" draw:end-glue-point="0" svg:d="M13855 4880v1178h2891v1193" svg:viewBox="0 0 2892 2372">
          <text:p/>
        </draw:connector>
        <draw:connector draw:style-name="gr62" draw:text-style-name="P4" draw:layer="layout" svg:x1="13.855cm" svg:y1="4.88cm" svg:x2="22.393cm" svg:y2="7.251cm" draw:start-shape="id134" draw:start-glue-point="8" draw:end-shape="id138" draw:end-glue-point="0" svg:d="M13855 4880v1178h8538v1193" svg:viewBox="0 0 8539 2372">
          <text:p/>
        </draw:connector>
        <draw:connector draw:style-name="gr62" draw:text-style-name="P4" draw:layer="layout" svg:x1="5.453cm" svg:y1="7.985cm" svg:x2="13.878cm" svg:y2="10.426cm" draw:start-shape="id135" draw:start-glue-point="2" draw:end-shape="id139" draw:end-glue-point="0" svg:d="M5453 7985v1221h8425v1220" svg:viewBox="0 0 8426 2442">
          <text:p/>
        </draw:connector>
        <draw:connector draw:style-name="gr62" draw:text-style-name="P4" draw:layer="layout" svg:x1="11.1cm" svg:y1="7.985cm" svg:x2="13.878cm" svg:y2="10.426cm" draw:start-shape="id136" draw:start-glue-point="2" draw:end-shape="id139" draw:end-glue-point="0" svg:d="M11100 7985v1221h2778v1220" svg:viewBox="0 0 2779 2442">
          <text:p/>
        </draw:connector>
        <draw:connector draw:style-name="gr62" draw:text-style-name="P4" draw:layer="layout" svg:x1="16.746cm" svg:y1="7.985cm" svg:x2="13.878cm" svg:y2="10.426cm" draw:start-shape="id137" draw:start-glue-point="2" draw:end-shape="id139" draw:end-glue-point="0" svg:d="M16746 7985v1221h-2868v1220" svg:viewBox="0 0 2869 2442">
          <text:p/>
        </draw:connector>
        <draw:connector draw:style-name="gr62" draw:text-style-name="P4" draw:layer="layout" svg:x1="22.393cm" svg:y1="7.985cm" svg:x2="13.878cm" svg:y2="10.426cm" draw:start-shape="id138" draw:start-glue-point="2" draw:end-shape="id139" draw:end-glue-point="0" svg:d="M22393 7985v1221h-8515v1220" svg:viewBox="0 0 8516 2442">
          <text:p/>
        </draw:connector>
        <draw:connector draw:style-name="gr62" draw:text-style-name="P4" draw:layer="layout" draw:line-skew="-0.051cm" svg:x1="13.878cm" svg:y1="11.16cm" svg:x2="24.301cm" svg:y2="13.166cm" draw:start-shape="id139" draw:start-glue-point="2" draw:end-shape="id140" svg:d="M13878 11160v952h10423v1054" svg:viewBox="0 0 10424 2007">
          <text:p/>
        </draw:connector>
        <draw:connector draw:style-name="gr62" draw:text-style-name="P4" draw:layer="layout" draw:line-skew="-0.845cm" svg:x1="13.878cm" svg:y1="11.16cm" svg:x2="11.59cm" svg:y2="14.752cm" draw:start-shape="id139" draw:start-glue-point="2" draw:end-shape="id141" draw:end-glue-point="0" svg:d="M13878 11160v951h-2288v2641" svg:viewBox="0 0 2289 3593">
          <text:p/>
        </draw:connector>
        <draw:connector draw:style-name="gr62" draw:text-style-name="P4" draw:layer="layout" draw:line-skew="-0.845cm" svg:x1="13.878cm" svg:y1="11.16cm" svg:x2="15.821cm" svg:y2="14.752cm" draw:start-shape="id139" draw:start-glue-point="2" draw:end-shape="id142" draw:end-glue-point="0" svg:d="M13878 11160v951h1943v2641" svg:viewBox="0 0 1944 3593">
          <text:p/>
        </draw:connector>
        <draw:connector draw:style-name="gr62" draw:text-style-name="P4" draw:layer="layout" svg:x1="24.301cm" svg:y1="13.9cm" svg:x2="24.284cm" svg:y2="14.753cm" draw:start-shape="id140" draw:start-glue-point="2" draw:end-shape="id143" draw:end-glue-point="0" svg:d="M24301 13900v427h-17v426" svg:viewBox="0 0 18 854">
          <text:p/>
        </draw:connector>
        <draw:connector draw:style-name="gr62" draw:text-style-name="P4" draw:layer="layout" draw:line-skew="-0.844cm" svg:x1="13.878cm" svg:y1="11.16cm" svg:x2="7.358cm" svg:y2="14.752cm" draw:start-shape="id139" draw:start-glue-point="2" draw:end-shape="id144" draw:end-glue-point="0" svg:d="M13878 11160v952h-6520v2640" svg:viewBox="0 0 6521 3593">
          <text:p/>
        </draw:connector>
        <draw:connector draw:style-name="gr62" draw:text-style-name="P4" draw:layer="layout" draw:line-skew="-0.845cm" svg:x1="13.878cm" svg:y1="11.16cm" svg:x2="3.127cm" svg:y2="14.752cm" draw:start-shape="id139" draw:start-glue-point="2" draw:end-shape="id145" draw:end-glue-point="0" svg:d="M13878 11160v951h-10751v2641" svg:viewBox="0 0 10752 3593">
          <text:p/>
        </draw:connector>
        <draw:custom-shape draw:style-name="gr151" draw:text-style-name="P19" xml:id="id146" draw:id="id146" draw:layer="layout" svg:width="3.431cm" svg:height="0.734cm" svg:x="18.338cm" svg:y="14.7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draw:line-skew="-0.844cm" svg:x1="13.878cm" svg:y1="11.16cm" svg:x2="20.053cm" svg:y2="14.752cm" draw:start-shape="id139" draw:start-glue-point="2" draw:end-shape="id146" draw:end-glue-point="0" svg:d="M13878 11160v952h6175v2640" svg:viewBox="0 0 6176 3593">
          <text:p/>
        </draw:connector>
      </draw:page>
      <draw:page draw:name="page16" draw:style-name="dp1" draw:master-page-name="Default">
        <draw:custom-shape draw:style-name="gr82" draw:text-style-name="P13" xml:id="id151" draw:id="id151" draw:layer="layout" svg:width="4.62cm" svg:height="0.733cm" svg:x="12.094cm" svg:y="10.0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7" draw:text-style-name="P33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82" draw:text-style-name="P13" xml:id="id147" draw:id="id147" draw:layer="layout" svg:width="4.332cm" svg:height="0.734cm" svg:x="7.602cm" svg:y="4.5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48" draw:id="id148" draw:layer="layout" svg:width="4.332cm" svg:height="0.734cm" svg:x="7.602cm" svg:y="6.2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49" draw:id="id149" draw:layer="layout" svg:width="4.332cm" svg:height="0.734cm" svg:x="7.602cm" svg:y="7.9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37" xml:id="id150" draw:id="id150" draw:layer="layout" svg:width="4.332cm" svg:height="0.734cm" svg:x="1cm" svg:y="10.0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2" draw:id="id152" draw:layer="layout" svg:width="4.332cm" svg:height="0.734cm" svg:x="12.238cm" svg:y="11.9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8" draw:id="id158" draw:layer="layout" svg:width="4.332cm" svg:height="0.734cm" svg:x="7.389cm" svg:y="14.3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9" draw:id="id159" draw:layer="layout" svg:width="4.332cm" svg:height="0.734cm" svg:x="12.265cm" svg:y="14.3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0" draw:id="id160" draw:layer="layout" svg:width="4.332cm" svg:height="0.734cm" svg:x="17.345cm" svg:y="14.3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9.768cm" svg:y1="5.267cm" svg:x2="9.768cm" svg:y2="6.237cm" draw:start-shape="id147" draw:start-glue-point="2" draw:end-shape="id148" draw:end-glue-point="0" svg:d="M9768 5267v970" svg:viewBox="0 0 1 971">
          <text:p/>
        </draw:connector>
        <draw:connector draw:style-name="gr62" draw:text-style-name="P4" draw:layer="layout" svg:x1="9.768cm" svg:y1="6.971cm" svg:x2="9.768cm" svg:y2="7.904cm" draw:start-shape="id148" draw:start-glue-point="2" draw:end-shape="id149" draw:end-glue-point="0" svg:d="M9768 6971v933" svg:viewBox="0 0 1 934">
          <text:p/>
        </draw:connector>
        <draw:connector draw:style-name="gr62" draw:text-style-name="P4" draw:layer="layout" draw:line-skew="0.177cm" svg:x1="9.768cm" svg:y1="8.638cm" svg:x2="3.166cm" svg:y2="10.087cm" draw:start-shape="id149" draw:start-glue-point="2" draw:end-shape="id150" draw:end-glue-point="0" svg:d="M9768 8638v902h-6602v547" svg:viewBox="0 0 6603 1450">
          <text:p/>
        </draw:connector>
        <draw:connector draw:style-name="gr52" draw:text-style-name="P4" draw:layer="layout" draw:line-skew="0.177cm" svg:x1="9.768cm" svg:y1="8.638cm" svg:x2="14.404cm" svg:y2="10.088cm" draw:start-shape="id149" draw:start-glue-point="2" draw:end-shape="id151" draw:end-glue-point="0" svg:d="M9768 8638v902h4636v548" svg:viewBox="0 0 4637 1451">
          <text:p/>
        </draw:connector>
        <draw:connector draw:style-name="gr52" draw:text-style-name="P4" draw:layer="layout" svg:x1="14.404cm" svg:y1="10.821cm" svg:x2="14.404cm" svg:y2="11.948cm" draw:start-shape="id151" draw:start-glue-point="2" draw:end-shape="id152" draw:end-glue-point="0" svg:d="M14404 10821v1127" svg:viewBox="0 0 1 1128">
          <text:p/>
        </draw:connector>
        <draw:custom-shape draw:style-name="gr53" draw:text-style-name="P4" xml:id="id153" draw:id="id153" draw:layer="layout" svg:width="0.317cm" svg:height="0.318cm" svg:x="9.608cm" svg:y="3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4" draw:layer="layout" svg:x1="9.767cm" svg:y1="3.71cm" svg:x2="9.768cm" svg:y2="4.533cm" draw:start-shape="id153" draw:start-glue-point="8" draw:end-shape="id147" draw:end-glue-point="0" svg:d="M9767 3710v404h1v419" svg:viewBox="0 0 2 824">
          <text:p/>
        </draw:connector>
        <draw:custom-shape draw:style-name="gr155" draw:text-style-name="P13" xml:id="id156" draw:id="id156" draw:layer="layout" svg:width="3.947cm" svg:height="0.734cm" svg:x="9.372cm" svg:y="19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155" draw:text-style-name="P13" xml:id="id155" draw:id="id155" draw:layer="layout" svg:width="3.947cm" svg:height="0.734cm" svg:x="13.815cm" svg:y="19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155" draw:text-style-name="P13" xml:id="id157" draw:id="id157" draw:layer="layout" svg:width="3.947cm" svg:height="0.734cm" svg:x="18.443cm" svg:y="19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53" draw:text-style-name="P4" xml:id="id154" draw:id="id154" draw:layer="layout" svg:width="0.317cm" svg:height="0.318cm" svg:x="15.608cm" svg:y="17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6" draw:text-style-name="P32" draw:layer="layout" svg:width="1.962cm" svg:height="0.952cm" svg:x="9.237cm" svg:y="2.687cm">
          <draw:text-box>
            <text:p text:style-name="P20"><text:span text:style-name="T8">Lapper</text:span></text:p>
            <text:p text:style-name="P20"><text:span text:style-name="T8"/></text:p>
          </draw:text-box>
        </draw:frame>
        <draw:frame draw:style-name="gr157" draw:text-style-name="P32" draw:layer="layout" svg:width="1.962cm" svg:height="0.497cm" svg:x="14.97cm" svg:y="17.075cm">
          <draw:text-box>
            <text:p text:style-name="P20"><text:span text:style-name="T8">Mlap Op</text:span></text:p>
          </draw:text-box>
        </draw:frame>
        <draw:frame draw:style-name="gr158" draw:text-style-name="P32" draw:layer="layout" svg:width="3.549cm" svg:height="0.891cm" svg:x="19.415cm" svg:y="17.192cm">
          <draw:text-box>
            <text:p text:style-name="P20"><text:span text:style-name="T8">Not a deco chain.</text:span></text:p>
            <text:p text:style-name="P20"><text:span text:style-name="T8"/></text:p>
          </draw:text-box>
        </draw:frame>
        <draw:connector draw:style-name="gr62" draw:text-style-name="P4" draw:layer="layout" svg:x1="15.767cm" svg:y1="18.011cm" svg:x2="15.788cm" svg:y2="19.097cm" draw:start-shape="id154" draw:start-glue-point="8" draw:end-shape="id155" draw:end-glue-point="0" svg:d="M15767 18011v535h21v551" svg:viewBox="0 0 22 1087">
          <text:p/>
        </draw:connector>
        <draw:connector draw:style-name="gr62" draw:text-style-name="P4" draw:layer="layout" svg:x1="15.767cm" svg:y1="18.011cm" svg:x2="11.345cm" svg:y2="19.097cm" draw:start-shape="id154" draw:start-glue-point="8" draw:end-shape="id156" draw:end-glue-point="0" svg:d="M15767 18011v535h-4422v551" svg:viewBox="0 0 4423 1087">
          <text:p/>
        </draw:connector>
        <draw:connector draw:style-name="gr62" draw:text-style-name="P4" draw:layer="layout" svg:x1="15.767cm" svg:y1="18.011cm" svg:x2="20.416cm" svg:y2="19.097cm" draw:start-shape="id154" draw:start-glue-point="8" draw:end-shape="id157" draw:end-glue-point="0" svg:d="M15767 18011v535h4649v551" svg:viewBox="0 0 4650 1087">
          <text:p/>
        </draw:connector>
        <draw:connector draw:style-name="gr62" draw:text-style-name="P4" draw:layer="layout" svg:x1="14.404cm" svg:y1="12.682cm" svg:x2="9.555cm" svg:y2="14.353cm" draw:start-shape="id152" draw:start-glue-point="2" draw:end-shape="id158" draw:end-glue-point="0" svg:d="M14404 12682v836h-4849v835" svg:viewBox="0 0 4850 1672">
          <text:p/>
        </draw:connector>
        <draw:connector draw:style-name="gr62" draw:text-style-name="P4" draw:layer="layout" svg:x1="14.404cm" svg:y1="12.682cm" svg:x2="14.431cm" svg:y2="14.353cm" draw:start-shape="id152" draw:start-glue-point="2" draw:end-shape="id159" draw:end-glue-point="0" svg:d="M14404 12682v836h27v835" svg:viewBox="0 0 28 1672">
          <text:p/>
        </draw:connector>
        <draw:connector draw:style-name="gr62" draw:text-style-name="P4" draw:layer="layout" svg:x1="14.404cm" svg:y1="12.682cm" svg:x2="19.511cm" svg:y2="14.353cm" draw:start-shape="id152" draw:start-glue-point="2" draw:end-shape="id160" draw:end-glue-point="0" svg:d="M14404 12682v836h5107v835" svg:viewBox="0 0 5108 1672">
          <text:p/>
        </draw:connector>
      </draw:page>
      <draw:page draw:name="page17" draw:style-name="dp1" draw:master-page-name="Default">
        <draw:frame draw:style-name="gr87" draw:text-style-name="P22" draw:layer="layout" svg:width="3.493cm" svg:height="4.043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unlocked</text:span></text:p>
            <text:p text:style-name="P20"><text:span text:style-name="T8"><text:tab/></text:span></text:p>
            <text:p text:style-name="P20"><text:span text:style-name="T8"><text:tab/></text:span><text:span text:style-name="T8"><text:tab/></text:span></text:p>
          </draw:text-box>
        </draw:frame>
        <draw:frame draw:style-name="gr117" draw:text-style-name="P33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159" draw:text-style-name="P32" draw:layer="layout" svg:width="3.867cm" svg:height="4.128cm" svg:x="7.3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moveunlock</text:span><text:span text:style-name="T8"><text:tab/></text:span><text:span text:style-name="T8"><text:tab/></text:span><text:span text:style-name="T8">oppsidecapt</text:span><text:span text:style-name="T8"><text:tab/></text:span></text:p>
            <text:p text:style-name="P20"><text:span text:style-name="T8"/></text:p>
          </draw:text-box>
        </draw:frame>
        <draw:custom-shape draw:style-name="gr24" draw:text-style-name="P13" xml:id="id161" draw:id="id161" draw:layer="layout" svg:width="4.445cm" svg:height="0.734cm" svg:x="15.922cm" svg:y="5.8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9" xml:id="id162" draw:id="id162" draw:layer="layout" svg:width="4.445cm" svg:height="0.734cm" svg:x="15.922cm" svg:y="7.4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63" draw:id="id163" draw:layer="layout" svg:width="4.445cm" svg:height="0.734cm" svg:x="15.922cm" svg:y="8.9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3" xml:id="id166" draw:id="id166" draw:layer="layout" svg:width="4.445cm" svg:height="0.734cm" svg:x="15.922cm" svg:y="10.4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68" draw:id="id168" draw:layer="layout" svg:width="4.445cm" svg:height="0.734cm" svg:x="15.922cm" svg:y="11.9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19" xml:id="id169" draw:id="id169" draw:layer="layout" svg:width="4.286cm" svg:height="0.734cm" svg:x="16.001cm" svg:y="13.4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ppS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18.144cm" svg:y1="6.629cm" svg:x2="18.144cm" svg:y2="7.417cm" draw:start-shape="id161" draw:start-glue-point="2" draw:end-shape="id162" draw:end-glue-point="0" svg:d="M18144 6629v788" svg:viewBox="0 0 1 789">
          <text:p/>
        </draw:connector>
        <draw:connector draw:style-name="gr62" draw:text-style-name="P4" draw:layer="layout" svg:x1="18.144cm" svg:y1="8.151cm" svg:x2="18.144cm" svg:y2="8.924cm" draw:start-shape="id162" draw:start-glue-point="2" draw:end-shape="id163" draw:end-glue-point="0" svg:d="M18144 8151v773" svg:viewBox="0 0 1 774">
          <text:p/>
        </draw:connector>
        <draw:custom-shape draw:style-name="gr161" draw:text-style-name="P26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capture_ok(loc)</text:span></text:p>
          <draw:enhanced-geometry svg:viewBox="0 0 21600 21600" draw:type="rectangle" draw:enhanced-path="M 0 0 L 21600 0 21600 21600 0 21600 0 0 Z N"/>
        </draw:custom-shape>
        <draw:custom-shape draw:style-name="gr162" draw:text-style-name="P26" xml:id="id164" draw:id="id164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63" draw:text-style-name="P26" xml:id="id165" draw:id="id165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71" draw:id="id171" draw:layer="layout" svg:width="4.445cm" svg:height="0.734cm" svg:x="15.922cm" svg:y="16.4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19" draw:text-style-name="P13" xml:id="id170" draw:id="id170" draw:layer="layout" svg:width="4.445cm" svg:height="0.734cm" svg:x="15.922cm" svg:y="14.9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layer="layout" svg:x1="7.738cm" svg:y1="6.496cm" svg:x2="7.738cm" svg:y2="7.507cm" draw:start-shape="id164" draw:start-glue-point="2" draw:end-shape="id165" draw:end-glue-point="0" svg:d="M7738 6496v1011" svg:viewBox="0 0 1 1012">
          <text:p/>
        </draw:connector>
        <draw:connector draw:style-name="gr52" draw:text-style-name="P4" draw:layer="layout" svg:x1="18.144cm" svg:y1="9.658cm" svg:x2="18.144cm" svg:y2="10.431cm" draw:start-shape="id163" draw:start-glue-point="2" draw:end-shape="id166" draw:end-glue-point="0" svg:d="M18144 9658v773" svg:viewBox="0 0 1 774">
          <text:p/>
        </draw:connector>
        <draw:custom-shape draw:style-name="gr53" draw:text-style-name="P4" xml:id="id167" draw:id="id167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4" draw:text-style-name="P38" draw:layer="layout" svg:x1="18.145cm" svg:y1="4.81cm" svg:x2="18.144cm" svg:y2="5.895cm" draw:start-shape="id167" draw:start-glue-point="8" draw:end-shape="id161" draw:end-glue-point="0" svg:d="M18145 4810v535h-1v550" svg:viewBox="0 0 2 1086">
          <text:p text:style-name="P4"><text:s/></text:p>
        </draw:connector>
        <draw:connector draw:style-name="gr62" draw:text-style-name="P4" draw:layer="layout" svg:x1="18.144cm" svg:y1="11.165cm" svg:x2="18.144cm" svg:y2="11.937cm" draw:start-shape="id166" draw:start-glue-point="2" draw:end-shape="id168" draw:end-glue-point="0" svg:d="M18144 11165v772" svg:viewBox="0 0 1 773">
          <text:p/>
        </draw:connector>
        <draw:connector draw:style-name="gr62" draw:text-style-name="P4" draw:layer="layout" svg:x1="18.144cm" svg:y1="12.671cm" svg:x2="18.144cm" svg:y2="13.444cm" draw:start-shape="id168" draw:start-glue-point="2" draw:end-shape="id169" draw:end-glue-point="0" svg:d="M18144 12671v773" svg:viewBox="0 0 1 774">
          <text:p/>
        </draw:connector>
        <draw:connector draw:style-name="gr62" draw:text-style-name="P4" draw:layer="layout" svg:x1="18.144cm" svg:y1="14.178cm" svg:x2="18.144cm" svg:y2="14.951cm" draw:start-shape="id169" draw:start-glue-point="2" draw:end-shape="id170" draw:end-glue-point="0" svg:d="M18144 14178v773" svg:viewBox="0 0 1 774">
          <text:p/>
        </draw:connector>
        <draw:connector draw:style-name="gr62" draw:text-style-name="P4" draw:layer="layout" svg:x1="18.144cm" svg:y1="15.685cm" svg:x2="18.144cm" svg:y2="16.458cm" draw:start-shape="id170" draw:start-glue-point="2" draw:end-shape="id171" draw:end-glue-point="0" svg:d="M18144 15685v773" svg:viewBox="0 0 1 774">
          <text:p/>
        </draw:connector>
      </draw:page>
      <draw:page draw:name="page18" draw:style-name="dp1" draw:master-page-name="Default">
        <draw:frame draw:style-name="gr34" draw:text-style-name="P33" draw:layer="layout" svg:width="7.938cm" svg:height="0.971cm" svg:x="9.572cm" svg:y="1cm">
          <draw:text-box>
            <text:p text:style-name="P4"><text:span text:style-name="T6">Capturer Decorators </text:span></text:p>
          </draw:text-box>
        </draw:frame>
        <draw:frame draw:style-name="gr165" draw:text-style-name="P39" draw:layer="layout" svg:width="4.223cm" svg:height="4.127cm" svg:x="2.27cm" svg:y="6.774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166" draw:text-style-name="P39" draw:layer="layout" svg:width="4.926cm" svg:height="9.466cm" svg:x="7.032cm" svg:y="6.774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next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twoout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first</text:span></text:p>
            <text:p><text:span text:style-name="T9"><text:tab/></text:span><text:span text:style-name="T9">nosinglecapt</text:span></text:p>
            <text:p><text:span text:style-name="T9"><text:tab/></text:span><text:span text:style-name="T9">oppsid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167" draw:text-style-name="P26" draw:layer="layout" svg:width="4.62cm" svg:height="0.774cm" svg:x="16.557cm" svg:y="9.1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168" draw:text-style-name="P26" xml:id="id172" draw:id="id172" draw:layer="layout" svg:width="4.332cm" svg:height="0.734cm" svg:x="16.701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69" draw:text-style-name="P26" xml:id="id173" draw:id="id173" draw:layer="layout" svg:width="4.62cm" svg:height="0.734cm" svg:x="16.557cm" svg:y="8.4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8.867cm" svg:y1="7.449cm" svg:x2="18.867cm" svg:y2="8.403cm" draw:start-shape="id172" draw:start-glue-point="2" draw:end-shape="id173" draw:end-glue-point="0" svg:d="M18867 7449v954" svg:viewBox="0 0 1 955">
          <text:p/>
        </draw:connector>
      </draw:page>
      <draw:page draw:name="page19" draw:style-name="dp1" draw:master-page-name="Default">
        <draw:custom-shape draw:style-name="gr170" xml:id="id200" draw:id="id200" draw:layer="layout" svg:width="25.94cm" svg:height="5.968cm" svg:x="1cm" svg:y="13.382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40" xml:id="id178" draw:id="id178" draw:layer="layout" svg:width="25.902cm" svg:height="2.17cm" svg:x="1.038cm" svg:y="8.221cm">
          <text:p text:style-name="P40">Picker</text:p>
          <draw:enhanced-geometry svg:viewBox="0 0 21600 21600" draw:type="rectangle" draw:enhanced-path="M 0 0 L 21600 0 21600 21600 0 21600 0 0 Z N"/>
        </draw:custom-shape>
        <draw:custom-shape draw:style-name="gr172" draw:text-style-name="P40" xml:id="id188" draw:id="id188" draw:layer="layout" svg:width="25.902cm" svg:height="1.993cm" svg:x="1cm" svg:y="10.842cm">
          <text:p text:style-name="P40">Child</text:p>
          <draw:enhanced-geometry svg:viewBox="0 0 21600 21600" draw:type="rectangle" draw:enhanced-path="M 0 0 L 21600 0 21600 21600 0 21600 0 0 Z N"/>
        </draw:custom-shape>
        <draw:custom-shape draw:style-name="gr173" draw:text-style-name="P40" xml:id="id202" draw:id="id202" draw:layer="layout" svg:width="25.902cm" svg:height="2.593cm" svg:x="1cm" svg:y="5.292cm">
          <text:p text:style-name="P40">Grandslam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4" draw:id="id204" draw:layer="layout" svg:width="4.226cm" svg:height="0.733cm" svg:x="10.267cm" svg:y="9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3" draw:layer="layout" svg:width="7.938cm" svg:height="0.971cm" svg:x="1cm" svg:y="1cm">
          <draw:text-box>
            <text:p text:style-name="P4"><text:span text:style-name="T6">Capturer Deco Chain </text:span></text:p>
          </draw:text-box>
        </draw:frame>
        <draw:custom-shape draw:style-name="gr92" draw:text-style-name="P13" xml:id="id174" draw:id="id174" draw:layer="layout" svg:width="4.332cm" svg:height="0.734cm" svg:x="12.042cm" svg:y="1.5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3" xml:id="id175" draw:id="id175" draw:layer="layout" svg:width="4.332cm" svg:height="0.734cm" svg:x="12.042cm" svg:y="2.7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3" xml:id="id176" draw:id="id176" draw:layer="layout" svg:width="4.332cm" svg:height="0.734cm" svg:x="12.042cm" svg:y="4.0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03" draw:id="id203" draw:layer="layout" svg:width="3.962cm" svg:height="0.734cm" svg:x="4.678cm" svg:y="9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14.208cm" svg:y1="2.297cm" svg:x2="14.208cm" svg:y2="2.767cm" draw:start-shape="id174" draw:start-glue-point="2" draw:end-shape="id175" draw:end-glue-point="0" svg:d="M14208 2297v470" svg:viewBox="0 0 1 471">
          <text:p/>
        </draw:connector>
        <draw:connector draw:style-name="gr62" draw:text-style-name="P4" draw:layer="layout" svg:x1="14.208cm" svg:y1="3.501cm" svg:x2="14.208cm" svg:y2="4.034cm" draw:start-shape="id175" draw:start-glue-point="2" draw:end-shape="id176" draw:end-glue-point="0" svg:d="M14208 3501v533" svg:viewBox="0 0 1 534">
          <text:p/>
        </draw:connector>
        <draw:custom-shape draw:style-name="gr24" draw:text-style-name="P13" xml:id="id205" draw:id="id205" draw:layer="layout" svg:width="4.226cm" svg:height="0.733cm" svg:x="15.944cm" svg:y="9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80" draw:id="id180" draw:layer="layout" svg:width="4.164cm" svg:height="0.733cm" svg:x="6.249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79" draw:id="id179" draw:layer="layout" svg:width="3.904cm" svg:height="0.734cm" svg:x="1.673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1" draw:id="id181" draw:layer="layout" svg:width="4.163cm" svg:height="0.733cm" svg:x="10.957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82" draw:id="id182" draw:layer="layout" svg:width="4.164cm" svg:height="0.733cm" svg:x="15.663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83" draw:id="id183" draw:layer="layout" svg:width="4.164cm" svg:height="0.733cm" svg:x="20.369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Wald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87" draw:id="id187" draw:layer="layout" svg:width="3.825cm" svg:height="0.733cm" svg:x="5.127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84" draw:id="id184" draw:layer="layout" svg:width="4.415cm" svg:height="0.733cm" svg:x="21.851cm" svg:y="5.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85" draw:id="id185" draw:layer="layout" svg:width="3.825cm" svg:height="0.733cm" svg:x="16.168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86" draw:id="id186" draw:layer="layout" svg:width="3.825cm" svg:height="0.733cm" svg:x="10.207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94" draw:id="id194" draw:layer="layout" svg:width="3.657cm" svg:height="0.688cm" svg:x="5.28cm" svg:y="16.0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89" draw:id="id189" draw:layer="layout" svg:width="3.428cm" svg:height="0.689cm" svg:x="1.125cm" svg:y="16.0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6" draw:id="id206" draw:layer="layout" svg:width="3.658cm" svg:height="0.688cm" svg:x="9.43cm" svg:y="16.0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95" draw:id="id195" draw:layer="layout" svg:width="3.656cm" svg:height="0.688cm" svg:x="13.7cm" svg:y="16.0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98" draw:id="id198" draw:layer="layout" svg:width="3.894cm" svg:height="0.733cm" svg:x="20.389cm" svg:y="18.1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93" draw:id="id193" draw:layer="layout" svg:width="3.658cm" svg:height="0.688cm" svg:x="5.279cm" svg:y="14.5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91" draw:id="id191" draw:layer="layout" svg:width="3.656cm" svg:height="0.688cm" svg:x="13.682cm" svg:y="14.5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lti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96" draw:id="id196" draw:layer="layout" svg:width="3.894cm" svg:height="0.733cm" svg:x="20.389cm" svg:y="15.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ontinueX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92" draw:id="id192" draw:layer="layout" svg:width="3.894cm" svg:height="0.733cm" svg:x="20.389cm" svg:y="14.2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99" draw:id="id199" draw:layer="layout" svg:width="3.894cm" svg:height="0.733cm" svg:x="22.83cm" svg:y="16.8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97" draw:id="id197" draw:layer="layout" svg:width="4.763cm" svg:height="0.733cm" svg:x="17.75cm" svg:y="16.8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37" xml:id="id201" draw:id="id201" draw:layer="layout" svg:width="3.895cm" svg:height="0.733cm" svg:x="12.023cm" svg:y="19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" xml:id="id177" draw:id="id177" draw:layer="layout" svg:width="0.317cm" svg:height="0.318cm" svg:x="14.05cm" svg:y="0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4" draw:layer="layout" svg:x1="14.209cm" svg:y1="1cm" svg:x2="14.208cm" svg:y2="1.563cm" draw:start-shape="id177" draw:start-glue-point="8" draw:end-shape="id174" draw:end-glue-point="0" svg:d="M14209 1000v274h-1v289" svg:viewBox="0 0 2 564">
          <text:p/>
        </draw:connector>
        <draw:frame draw:style-name="gr175" draw:text-style-name="P41" draw:layer="layout" svg:width="6.35cm" svg:height="3.175cm" svg:x="19.415cm" svg:y="1.317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</text:list>
          </draw:text-box>
        </draw:frame>
        <draw:connector draw:style-name="gr62" draw:text-style-name="P4" draw:layer="layout" svg:x1="13.989cm" svg:y1="10.391cm" svg:x2="3.625cm" svg:y2="11.778cm" draw:start-shape="id178" draw:start-glue-point="2" draw:end-shape="id179" draw:end-glue-point="0" svg:d="M13989 10391v694h-10364v693" svg:viewBox="0 0 10365 1388">
          <text:p/>
        </draw:connector>
        <draw:connector draw:style-name="gr62" draw:text-style-name="P4" draw:layer="layout" svg:x1="13.989cm" svg:y1="10.391cm" svg:x2="8.331cm" svg:y2="11.778cm" draw:start-shape="id178" draw:start-glue-point="2" draw:end-shape="id180" draw:end-glue-point="0" svg:d="M13989 10391v693h-5658v694" svg:viewBox="0 0 5659 1388">
          <text:p/>
        </draw:connector>
        <draw:connector draw:style-name="gr62" draw:text-style-name="P4" draw:layer="layout" svg:x1="13.989cm" svg:y1="10.391cm" svg:x2="13.038cm" svg:y2="11.778cm" draw:start-shape="id178" draw:start-glue-point="2" draw:end-shape="id181" draw:end-glue-point="0" svg:d="M13989 10391v693h-951v694" svg:viewBox="0 0 952 1388">
          <text:p/>
        </draw:connector>
        <draw:connector draw:style-name="gr62" draw:text-style-name="P4" draw:layer="layout" svg:x1="13.989cm" svg:y1="10.391cm" svg:x2="17.745cm" svg:y2="11.778cm" draw:start-shape="id178" draw:start-glue-point="2" draw:end-shape="id182" draw:end-glue-point="0" svg:d="M13989 10391v693h3756v694" svg:viewBox="0 0 3757 1388">
          <text:p/>
        </draw:connector>
        <draw:connector draw:style-name="gr62" draw:text-style-name="P4" draw:layer="layout" svg:x1="13.989cm" svg:y1="10.391cm" svg:x2="22.451cm" svg:y2="11.778cm" draw:start-shape="id178" draw:start-glue-point="2" draw:end-shape="id183" draw:end-glue-point="0" svg:d="M13989 10391v693h8462v694" svg:viewBox="0 0 8463 1388">
          <text:p/>
        </draw:connector>
        <draw:connector draw:style-name="gr30" draw:layer="layout" svg:x1="24.058cm" svg:y1="6.243cm" svg:x2="19.227cm" svg:y2="6.715cm" draw:start-shape="id184" draw:start-glue-point="2" draw:end-shape="id185" draw:end-glue-point="4" svg:d="M24058 6243v517h-3137v-564h-1694v519" svg:viewBox="0 0 4832 565">
          <text:p/>
        </draw:connector>
        <draw:connector draw:style-name="gr30" draw:layer="layout" draw:line-skew="0cm 3.008cm" svg:x1="24.058cm" svg:y1="6.243cm" svg:x2="13.266cm" svg:y2="6.715cm" draw:start-shape="id184" draw:start-glue-point="2" draw:end-shape="id186" draw:end-glue-point="4" svg:d="M24058 6243v517h-3109v-564h-7683v519" svg:viewBox="0 0 10793 565">
          <text:p/>
        </draw:connector>
        <draw:connector draw:style-name="gr30" draw:layer="layout" draw:line-skew="0cm 5.491cm" svg:x1="24.058cm" svg:y1="6.243cm" svg:x2="8.186cm" svg:y2="6.715cm" draw:start-shape="id184" draw:start-glue-point="2" draw:end-shape="id187" draw:end-glue-point="4" svg:d="M24058 6243v517h-3166v-564h-12706v519" svg:viewBox="0 0 15873 565">
          <text:p/>
        </draw:connector>
        <draw:connector draw:style-name="gr62" draw:text-style-name="P4" draw:layer="layout" draw:line-skew="-0.746cm" svg:x1="13.951cm" svg:y1="12.835cm" svg:x2="2.839cm" svg:y2="16.022cm" draw:start-shape="id188" draw:start-glue-point="2" draw:end-shape="id189" draw:end-glue-point="0" svg:d="M13951 12835v847h-11112v2340" svg:viewBox="0 0 11113 3188">
          <text:p/>
        </draw:connector>
        <draw:connector draw:style-name="gr62" draw:text-style-name="P4" draw:layer="layout" svg:x1="13.951cm" svg:y1="12.835cm" svg:x2="11.259cm" svg:y2="14.599cm" draw:start-shape="id188" draw:start-glue-point="2" draw:end-shape="id190" draw:end-glue-point="0" svg:d="M13951 12835v882h-2692v882" svg:viewBox="0 0 2693 1765">
          <text:p/>
        </draw:connector>
        <draw:connector draw:style-name="gr62" draw:text-style-name="P4" draw:layer="layout" draw:line-skew="-0.067cm" svg:x1="13.951cm" svg:y1="12.835cm" svg:x2="15.51cm" svg:y2="14.599cm" draw:start-shape="id188" draw:start-glue-point="2" draw:end-shape="id191" draw:end-glue-point="0" svg:d="M13951 12835v815h1559v949" svg:viewBox="0 0 1560 1765">
          <text:p/>
        </draw:connector>
        <draw:connector draw:style-name="gr62" draw:text-style-name="P4" draw:layer="layout" draw:line-skew="0.159cm" svg:x1="13.951cm" svg:y1="12.835cm" svg:x2="22.336cm" svg:y2="14.248cm" draw:start-shape="id188" draw:start-glue-point="2" draw:end-shape="id192" draw:end-glue-point="0" svg:d="M13951 12835v865h8385v548" svg:viewBox="0 0 8386 1414">
          <text:p/>
        </draw:connector>
        <draw:connector draw:style-name="gr62" draw:text-style-name="P4" draw:layer="layout" svg:x1="7.108cm" svg:y1="15.287cm" svg:x2="7.108cm" svg:y2="16.022cm" draw:start-shape="id193" draw:start-glue-point="2" draw:end-shape="id194" draw:end-glue-point="0" svg:d="M7108 15287v735" svg:viewBox="0 0 1 736">
          <text:p/>
        </draw:connector>
        <draw:connector draw:style-name="gr62" draw:text-style-name="P4" draw:layer="layout" svg:x1="15.51cm" svg:y1="15.287cm" svg:x2="15.528cm" svg:y2="16.022cm" draw:start-shape="id191" draw:start-glue-point="2" draw:end-shape="id195" draw:end-glue-point="0" svg:d="M15510 15287v368h18v367" svg:viewBox="0 0 19 736">
          <text:p/>
        </draw:connector>
        <draw:connector draw:style-name="gr62" draw:text-style-name="P4" draw:layer="layout" svg:x1="22.336cm" svg:y1="14.981cm" svg:x2="22.336cm" svg:y2="15.42cm" draw:start-shape="id192" draw:start-glue-point="2" draw:end-shape="id196" draw:end-glue-point="0" svg:d="M22336 14981v439" svg:viewBox="0 0 1 440">
          <text:p/>
        </draw:connector>
        <draw:connector draw:style-name="gr62" draw:text-style-name="P4" draw:layer="layout" svg:x1="20.131cm" svg:y1="17.539cm" svg:x2="22.336cm" svg:y2="18.195cm" draw:start-shape="id197" draw:start-glue-point="2" draw:end-shape="id198" draw:end-glue-point="0" svg:d="M20131 17539v327h2205v329" svg:viewBox="0 0 2206 657">
          <text:p/>
        </draw:connector>
        <draw:connector draw:style-name="gr62" draw:text-style-name="P4" draw:layer="layout" svg:x1="24.777cm" svg:y1="17.539cm" svg:x2="22.336cm" svg:y2="18.195cm" draw:start-shape="id199" draw:start-glue-point="2" draw:end-shape="id198" draw:end-glue-point="0" svg:d="M24777 17539v327h-2441v329" svg:viewBox="0 0 2442 657">
          <text:p/>
        </draw:connector>
        <draw:connector draw:style-name="gr62" draw:text-style-name="P4" draw:layer="layout" svg:x1="22.336cm" svg:y1="16.153cm" svg:x2="20.131cm" svg:y2="16.806cm" draw:start-shape="id196" draw:start-glue-point="2" draw:end-shape="id197" draw:end-glue-point="0" svg:d="M22336 16153v326h-2205v327" svg:viewBox="0 0 2206 654">
          <text:p/>
        </draw:connector>
        <draw:connector draw:style-name="gr62" draw:text-style-name="P4" draw:layer="layout" svg:x1="22.336cm" svg:y1="16.153cm" svg:x2="24.777cm" svg:y2="16.806cm" draw:start-shape="id196" draw:start-glue-point="2" draw:end-shape="id199" draw:end-glue-point="0" svg:d="M22336 16153v326h2441v327" svg:viewBox="0 0 2442 654">
          <text:p/>
        </draw:connector>
        <draw:connector draw:style-name="gr62" draw:text-style-name="P4" draw:layer="layout" svg:x1="13.97cm" svg:y1="19.35cm" svg:x2="13.97cm" svg:y2="19.987cm" draw:start-shape="id200" draw:start-glue-point="2" draw:end-shape="id201" draw:end-glue-point="0" svg:d="M13970 19350v637" svg:viewBox="0 0 1 638">
          <text:p/>
        </draw:connector>
        <draw:connector draw:style-name="gr62" draw:text-style-name="P4" draw:layer="layout" svg:x1="14.208cm" svg:y1="4.768cm" svg:x2="7.039cm" svg:y2="6.715cm" draw:start-shape="id176" draw:start-glue-point="2" draw:end-shape="id187" draw:end-glue-point="0" svg:d="M14208 4768v973h-7169v974" svg:viewBox="0 0 7170 1948">
          <text:p/>
        </draw:connector>
        <draw:connector draw:style-name="gr62" draw:text-style-name="P4" draw:layer="layout" draw:line-skew="-0.434cm" svg:x1="18.08cm" svg:y1="6.715cm" svg:x2="12.119cm" svg:y2="6.715cm" draw:start-shape="id185" draw:start-glue-point="0" draw:end-shape="id186" draw:end-glue-point="0" svg:d="M18080 6715v-953h-5961v953" svg:viewBox="0 0 5962 954">
          <text:p/>
        </draw:connector>
        <draw:connector draw:style-name="gr62" draw:text-style-name="P4" draw:layer="layout" svg:x1="13.951cm" svg:y1="7.885cm" svg:x2="6.659cm" svg:y2="9.023cm" draw:start-shape="id202" draw:start-glue-point="2" draw:end-shape="id203" draw:end-glue-point="0" svg:d="M13951 7885v569h-7292v569" svg:viewBox="0 0 7293 1139">
          <text:p/>
        </draw:connector>
        <draw:connector draw:style-name="gr62" draw:text-style-name="P4" draw:layer="layout" svg:x1="13.951cm" svg:y1="7.885cm" svg:x2="12.38cm" svg:y2="9.08cm" draw:start-shape="id202" draw:start-glue-point="2" draw:end-shape="id204" draw:end-glue-point="0" svg:d="M13951 7885v597h-1571v598" svg:viewBox="0 0 1572 1196">
          <text:p/>
        </draw:connector>
        <draw:connector draw:style-name="gr62" draw:text-style-name="P4" draw:layer="layout" svg:x1="13.951cm" svg:y1="7.885cm" svg:x2="18.057cm" svg:y2="9.08cm" draw:start-shape="id202" draw:start-glue-point="2" draw:end-shape="id205" draw:end-glue-point="0" svg:d="M13951 7885v597h4106v598" svg:viewBox="0 0 4107 1196">
          <text:p/>
        </draw:connector>
        <draw:connector draw:style-name="gr62" draw:text-style-name="P4" draw:layer="layout" svg:x1="13.951cm" svg:y1="12.835cm" svg:x2="7.108cm" svg:y2="14.599cm" draw:start-shape="id188" draw:start-glue-point="2" draw:end-shape="id193" draw:end-glue-point="0" svg:d="M13951 12835v882h-6843v882" svg:viewBox="0 0 6844 1765">
          <text:p/>
        </draw:connector>
        <draw:custom-shape draw:style-name="gr82" draw:text-style-name="P13" xml:id="id207" draw:id="id207" draw:layer="layout" svg:width="3.657cm" svg:height="0.688cm" svg:x="9.431cm" svg:y="17.3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13" xml:id="id190" draw:id="id190" draw:layer="layout" svg:width="3.658cm" svg:height="0.688cm" svg:x="9.43cm" svg:y="14.5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11.259cm" svg:y1="16.71cm" svg:x2="11.259cm" svg:y2="17.374cm" draw:start-shape="id206" draw:start-glue-point="2" draw:end-shape="id207" draw:end-glue-point="0" svg:d="M11259 16710v664" svg:viewBox="0 0 1 665">
          <text:p/>
        </draw:connector>
        <draw:connector draw:style-name="gr62" draw:text-style-name="P4" draw:layer="layout" svg:x1="11.259cm" svg:y1="15.287cm" svg:x2="11.259cm" svg:y2="16.022cm" draw:start-shape="id190" draw:start-glue-point="2" draw:end-shape="id206" draw:end-glue-point="0" svg:d="M11259 15287v735" svg:viewBox="0 0 1 736">
          <text:p/>
        </draw:connector>
      </draw:page>
      <draw:page draw:name="page20" draw:style-name="dp1" draw:master-page-name="Default">
        <draw:frame draw:style-name="gr87" draw:text-style-name="P22" draw:layer="layout" svg:width="3.493cm" svg:height="4.043cm" svg:x="1.635cm" svg:y="3.812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: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owne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s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/text:p>
          </draw:text-box>
        </draw:frame>
        <draw:frame draw:style-name="gr117" draw:text-style-name="P33" draw:layer="layout" svg:width="14.605cm" svg:height="1.839cm" svg:x="6.397cm" svg:y="1cm">
          <draw:text-box>
            <text:p text:style-name="P4"><text:span text:style-name="T6">Ender &amp; Quiter Decorators and Chains</text:span></text:p>
          </draw:text-box>
        </draw:frame>
        <draw:frame draw:style-name="gr177" draw:text-style-name="P32" draw:layer="layout" svg:width="3.232cm" svg:height="7.983cm" svg:x="5.763cm" svg:y="3.812cm">
          <draw:text-box>
            <text:p text:style-name="P20"><text:span text:style-name="T8">Parameters: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next</text:span><text:span text:style-name="T8"><text:tab/></text:span></text:p>
            <text:p text:style-name="P20"><text:span text:style-name="T8"><text:tab/></text:span><text:span text:style-name="T8">capt_on</text:span><text:span text:style-name="T8"><text:tab/></text:span></text:p>
            <text:p text:style-name="P20"><text:span text:style-name="T8"><text:tab/></text:span><text:span text:style-name="T8">capttwoout</text:span><text:span text:style-name="T8"><text:tab/>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text:span text:style-name="T8"><text:tab/>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tores</text:span></text:p>
          </draw:text-box>
        </draw:frame>
        <draw:custom-shape draw:style-name="gr92" draw:text-style-name="P19" xml:id="id208" draw:id="id208" draw:layer="layout" svg:width="4.332cm" svg:height="0.734cm" svg:x="12.647cm" svg:y="4.6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WaldaEnd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9" xml:id="id209" draw:id="id209" draw:layer="layout" svg:width="4.332cm" svg:height="0.734cm" svg:x="15.247cm" svg:y="6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14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34" xml:id="id210" draw:id="id210" draw:layer="layout" svg:width="4.332cm" svg:height="0.734cm" svg:x="12.647cm" svg:y="7.6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14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213" draw:id="id213" draw:layer="layout" svg:width="3.642cm" svg:height="0.734cm" svg:x="12.992cm" svg:y="9.1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34" xml:id="id215" draw:id="id215" draw:layer="layout" svg:width="4.332cm" svg:height="0.734cm" svg:x="12.647cm" svg:y="10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19" xml:id="id216" draw:id="id216" draw:layer="layout" svg:width="4.177cm" svg:height="0.734cm" svg:x="12.725cm" svg:y="12.1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14.813cm" svg:y1="5.359cm" svg:x2="17.413cm" svg:y2="6.147cm" draw:start-shape="id208" draw:start-glue-point="2" draw:end-shape="id209" draw:end-glue-point="0" svg:d="M14813 5359v394h2600v394" svg:viewBox="0 0 2601 789">
          <text:p/>
        </draw:connector>
        <draw:connector draw:style-name="gr62" draw:text-style-name="P4" draw:layer="layout" svg:x1="17.413cm" svg:y1="6.881cm" svg:x2="14.813cm" svg:y2="7.654cm" draw:start-shape="id209" draw:start-glue-point="2" draw:end-shape="id210" draw:end-glue-point="0" svg:d="M17413 6881v387h-2600v386" svg:viewBox="0 0 2601 774">
          <text:p/>
        </draw:connector>
        <draw:custom-shape draw:style-name="gr180" draw:text-style-name="P26" draw:layer="layout" svg:width="4.938cm" svg:height="0.94cm" svg:x="0.718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ame_ended(repeat_turn, ended=False)</text:span></text:p>
          <draw:enhanced-geometry svg:viewBox="0 0 21600 21600" draw:type="rectangle" draw:enhanced-path="M 0 0 L 21600 0 21600 21600 0 21600 0 0 Z N"/>
        </draw:custom-shape>
        <draw:custom-shape draw:style-name="gr181" draw:text-style-name="P26" xml:id="id211" draw:id="id211" draw:layer="layout" svg:width="4.332cm" svg:height="0.734cm" svg:x="1.021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2" draw:text-style-name="P26" xml:id="id212" draw:id="id212" draw:layer="layout" svg:width="4.938cm" svg:height="0.852cm" svg:x="0.718cm" svg:y="13.8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26" xml:id="id218" draw:id="id218" draw:layer="layout" svg:width="4.332cm" svg:height="0.734cm" svg:x="12.647cm" svg:y="15.1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EndGameWinner </text:span><text:span text:style-name="T15">TAKER</text:span></text:p>
          <draw:enhanced-geometry svg:viewBox="0 0 21600 21600" draw:type="rectangle" draw:enhanced-path="M 0 0 L 21600 0 21600 21600 0 21600 0 0 Z N"/>
        </draw:custom-shape>
        <draw:custom-shape draw:style-name="gr92" draw:text-style-name="P13" xml:id="id217" draw:id="id217" draw:layer="layout" svg:width="4.332cm" svg:height="0.734cm" svg:x="12.647cm" svg:y="13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layer="layout" svg:x1="3.187cm" svg:y1="12.846cm" svg:x2="3.187cm" svg:y2="13.857cm" draw:start-shape="id211" draw:start-glue-point="2" draw:end-shape="id212" draw:end-glue-point="0" svg:d="M3187 12846v1011" svg:viewBox="0 0 1 1012">
          <text:p/>
        </draw:connector>
        <draw:connector draw:style-name="gr52" draw:text-style-name="P4" draw:layer="layout" svg:x1="14.813cm" svg:y1="8.388cm" svg:x2="14.813cm" svg:y2="9.161cm" draw:start-shape="id210" draw:start-glue-point="2" draw:end-shape="id213" draw:end-glue-point="0" svg:d="M14813 8388v773" svg:viewBox="0 0 1 774">
          <text:p/>
        </draw:connector>
        <draw:frame draw:style-name="gr184" draw:text-style-name="P43" draw:layer="layout" svg:width="6.667cm" svg:height="7.909cm" svg:x="19.415cm" svg:y="8.302cm">
          <draw:text-box>
            <text:p text:style-name="P42"><text:span text:style-name="T8">CLAIMER: counts owned seeds but does not move them:</text:span></text:p>
            <text:p text:style-name="P42"><text:span text:style-name="T8"><text:tab/></text:span><text:span text:style-name="T8">ClaimSeeds</text:span></text:p>
            <text:p text:style-name="P42"><text:span text:style-name="T8"><text:tab/></text:span><text:span text:style-name="T8">ChildClaimSeeds</text:span></text:p>
            <text:p text:style-name="P42"><text:span text:style-name="T8"><text:tab/></text:span><text:span text:style-name="T8">ClaimOwnSeeds</text:span></text:p>
            <text:p text:style-name="P42"><text:span text:style-name="T8"/></text:p>
            <text:p text:style-name="P42"><text:span text:style-name="T8">TAKER: seeds not in children are claimed and moved to stores:</text:span></text:p>
            <text:p text:style-name="P42"><text:span text:style-name="T8"><text:tab/></text:span><text:span text:style-name="T8">TakeOwnSeeds</text:span></text:p>
            <text:p text:style-name="P42"><text:span text:style-name="T8"><text:tab/></text:span><text:span text:style-name="T8">TakeOnlyChildNStores</text:span></text:p>
            <text:p text:style-name="P42"><text:span text:style-name="T8"/></text:p>
            <text:p text:style-name="P42"><text:span text:style-name="T8">DIVVY: unclaimed seeds are split between players:</text:span></text:p>
            <text:p text:style-name="P42"><text:span text:style-name="T8"><text:tab/></text:span><text:span text:style-name="T8">DivvySeedsStores</text:span></text:p>
            <text:p text:style-name="P42"><text:span text:style-name="T8"><text:tab/></text:span><text:span text:style-name="T8">DivvySeedsChildOnly</text:span></text:p>
            <text:p text:style-name="P42"><text:span text:style-name="T8"/></text:p>
            <text:p text:style-name="P42"><text:span text:style-name="T8">Note:</text:span></text:p>
            <text:p text:style-name="P42"><text:span text:style-name="T8">* Uses get_allowable_holes</text:span></text:p>
          </draw:text-box>
        </draw:frame>
        <draw:custom-shape draw:style-name="gr53" draw:text-style-name="P4" xml:id="id214" draw:id="id214" draw:layer="layout" svg:width="0.317cm" svg:height="0.318cm" svg:x="19.955cm" svg:y="3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4" draw:layer="layout" svg:x1="20.114cm" svg:y1="3.459cm" svg:x2="14.813cm" svg:y2="4.625cm" draw:start-shape="id214" draw:start-glue-point="8" draw:end-shape="id208" draw:end-glue-point="0" svg:d="M20114 3459v575h-5301v591" svg:viewBox="0 0 5302 1167">
          <text:p/>
        </draw:connector>
        <draw:connector draw:style-name="gr62" draw:text-style-name="P4" draw:layer="layout" svg:x1="14.813cm" svg:y1="9.895cm" svg:x2="14.813cm" svg:y2="10.667cm" draw:start-shape="id213" draw:start-glue-point="2" draw:end-shape="id215" draw:end-glue-point="0" svg:d="M14813 9895v772" svg:viewBox="0 0 1 773">
          <text:p/>
        </draw:connector>
        <draw:connector draw:style-name="gr62" draw:text-style-name="P4" draw:layer="layout" svg:x1="14.813cm" svg:y1="11.401cm" svg:x2="14.813cm" svg:y2="12.174cm" draw:start-shape="id215" draw:start-glue-point="2" draw:end-shape="id216" draw:end-glue-point="0" svg:d="M14813 11401v773" svg:viewBox="0 0 1 774">
          <text:p/>
        </draw:connector>
        <draw:connector draw:style-name="gr62" draw:text-style-name="P4" draw:layer="layout" svg:x1="14.813cm" svg:y1="12.908cm" svg:x2="14.813cm" svg:y2="13.681cm" draw:start-shape="id216" draw:start-glue-point="2" draw:end-shape="id217" draw:end-glue-point="0" svg:d="M14813 12908v773" svg:viewBox="0 0 1 774">
          <text:p/>
        </draw:connector>
        <draw:connector draw:style-name="gr62" draw:text-style-name="P4" draw:layer="layout" svg:x1="14.813cm" svg:y1="14.415cm" svg:x2="14.813cm" svg:y2="15.188cm" draw:start-shape="id217" draw:start-glue-point="2" draw:end-shape="id218" draw:end-glue-point="0" svg:d="M14813 14415v773" svg:viewBox="0 0 1 774">
          <text:p/>
        </draw:connector>
        <draw:custom-shape draw:style-name="gr178" draw:text-style-name="P34" xml:id="id220" draw:id="id220" draw:layer="layout" svg:width="4.332cm" svg:height="0.734cm" svg:x="6.715cm" svg:y="19.4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 </text:span><text:span text:style-name="T14">DIVV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" xml:id="id219" draw:id="id219" draw:layer="layout" svg:width="0.317cm" svg:height="0.318cm" svg:x="13.923cm" svg:y="18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4" draw:layer="layout" svg:x1="14.082cm" svg:y1="18.322cm" svg:x2="8.881cm" svg:y2="19.415cm" draw:start-shape="id219" draw:start-glue-point="8" draw:end-shape="id220" draw:end-glue-point="0" svg:d="M14082 18322v539h-5201v554" svg:viewBox="0 0 5202 1094">
          <text:p/>
        </draw:connector>
        <draw:custom-shape draw:style-name="gr178" draw:text-style-name="P34" xml:id="id221" draw:id="id221" draw:layer="layout" svg:width="4.332cm" svg:height="0.734cm" svg:x="17.125cm" svg:y="19.4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14.082cm" svg:y1="18.322cm" svg:x2="19.291cm" svg:y2="19.415cm" draw:start-shape="id219" draw:start-glue-point="8" draw:end-shape="id221" draw:end-glue-point="0" svg:d="M14082 18322v539h5209v554" svg:viewBox="0 0 5210 1094">
          <text:p/>
        </draw:connector>
        <draw:frame draw:style-name="gr185" draw:text-style-name="P44" draw:layer="layout" svg:width="1.378cm" svg:height="0.577cm" svg:x="13.342cm" svg:y="17.192cm">
          <draw:text-box>
            <text:p><text:span text:style-name="T2">Quitter</text:span></text:p>
          </draw:text-box>
        </draw:frame>
        <draw:frame draw:style-name="gr186" draw:text-style-name="P44" draw:layer="layout" svg:width="1.239cm" svg:height="0.577cm" svg:x="19.441cm" svg:y="2.29cm">
          <draw:text-box>
            <text:p><text:span text:style-name="T2">Ender</text:span></text:p>
          </draw:text-box>
        </draw:frame>
        <draw:custom-shape draw:style-name="gr187" draw:text-style-name="P26" draw:layer="layout" svg:width="4.127cm" svg:height="0.826cm" svg:x="7.35cm" svg:y="14.6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188" draw:text-style-name="P26" xml:id="id222" draw:id="id222" draw:layer="layout" svg:width="4.127cm" svg:height="0.749cm" svg:x="7.35cm" svg:y="13.9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layer="layout" svg:x1="5.656cm" svg:y1="14.283cm" svg:x2="7.35cm" svg:y2="14.283cm" draw:start-shape="id212" draw:start-glue-point="1" draw:end-shape="id222" draw:end-glue-point="3" svg:d="M5656 14283h1694" svg:viewBox="0 0 1695 1">
          <text:p/>
        </draw:connector>
        <draw:frame draw:style-name="gr189" draw:text-style-name="P41" draw:layer="layout" svg:width="1.327cm" svg:height="0.497cm" svg:x="5.815cm" svg:y="14.44cm">
          <draw:text-box>
            <text:p><text:span text:style-name="T9">optional</text:span></text:p>
          </draw:text-box>
        </draw:frame>
        <draw:custom-shape draw:style-name="gr190" draw:text-style-name="P34" xml:id="id223" draw:id="id223" draw:layer="layout" svg:width="4.762cm" svg:height="0.734cm" svg:x="17.715cm" svg:y="4.6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Seeds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20.114cm" svg:y1="3.459cm" svg:x2="20.096cm" svg:y2="4.625cm" draw:start-shape="id214" draw:start-glue-point="8" draw:end-shape="id223" draw:end-glue-point="0" svg:d="M20114 3459v575h-18v591" svg:viewBox="0 0 19 1167">
          <text:p/>
        </draw:connector>
        <draw:custom-shape draw:style-name="gr191" draw:text-style-name="P34" xml:id="id224" draw:id="id224" draw:layer="layout" svg:width="3.81cm" svg:height="0.734cm" svg:x="23.077cm" svg:y="4.6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20.114cm" svg:y1="3.459cm" svg:x2="24.982cm" svg:y2="4.611cm" draw:start-shape="id214" draw:start-glue-point="8" draw:end-shape="id224" draw:end-glue-point="0" svg:d="M20114 3459v568h4868v584" svg:viewBox="0 0 4869 1153">
          <text:p/>
        </draw:connector>
        <draw:custom-shape draw:style-name="gr92" draw:text-style-name="P19" xml:id="id225" draw:id="id225" draw:layer="layout" svg:width="4.332cm" svg:height="0.734cm" svg:x="10.267cm" svg:y="6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14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14.813cm" svg:y1="5.359cm" svg:x2="12.433cm" svg:y2="6.147cm" draw:start-shape="id208" draw:start-glue-point="2" draw:end-shape="id225" draw:end-glue-point="0" svg:d="M14813 5359v394h-2380v394" svg:viewBox="0 0 2381 789">
          <text:p/>
        </draw:connector>
        <draw:connector draw:style-name="gr62" draw:text-style-name="P4" draw:layer="layout" svg:x1="12.433cm" svg:y1="6.881cm" svg:x2="14.813cm" svg:y2="7.654cm" draw:start-shape="id225" draw:start-glue-point="2" draw:end-shape="id210" draw:end-glue-point="0" svg:d="M12433 6881v387h2380v386" svg:viewBox="0 0 2381 774">
          <text:p/>
        </draw:connector>
        <draw:custom-shape draw:style-name="gr178" draw:text-style-name="P34" xml:id="id226" draw:id="id226" draw:layer="layout" svg:width="4.332cm" svg:height="0.734cm" svg:x="11.908cm" svg:y="19.4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14.082cm" svg:y1="18.322cm" svg:x2="14.074cm" svg:y2="19.415cm" draw:start-shape="id219" draw:start-glue-point="8" draw:end-shape="id226" draw:end-glue-point="0" svg:d="M14082 18322v539h-8v554" svg:viewBox="0 0 9 109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687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8</text:page-number></text:span></text:p>
        </draw:text-box>
      </draw:frame>
      <draw:frame draw:style-name="Mgr2" draw:text-style-name="MP1" draw:layer="backgroundobjects" svg:width="1.789cm" svg:height="0.421cm" svg:x="24.077cm" svg:y="20.169cm">
        <draw:text-box>
          <text:p><text:span text:style-name="MT1">15 Nov 2024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16H9M35S</meta:editing-duration>
    <meta:editing-cycles>117</meta:editing-cycles>
    <meta:generator>LibreOffice/7.3.2.2$Windows_X86_64 LibreOffice_project/49f2b1bff42cfccbd8f788c8dc32c1c309559be0</meta:generator>
    <dc:date>2024-11-16T09:01:02.682000000</dc:date>
    <meta:print-date>2024-09-14T06:59:08.945000000</meta:print-date>
    <meta:document-statistic meta:object-count="552"/>
  </office:meta>
</office:document-meta>
</file>